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0.4535in"/>
    </style:style>
    <style:style style:name="co12" style:family="table-column">
      <style:table-column-properties fo:break-before="auto" style:column-width="2.254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6035in"/>
    </style:style>
    <style:style style:name="co16" style:family="table-column">
      <style:table-column-properties fo:break-before="auto" style:column-width="0.4102in"/>
    </style:style>
    <style:style style:name="co17" style:family="table-column">
      <style:table-column-properties fo:break-before="auto" style:column-width="2.1154in"/>
    </style:style>
    <style:style style:name="co18" style:family="table-column">
      <style:table-column-properties fo:break-before="auto" style:column-width="5.75in"/>
    </style:style>
    <style:style style:name="co19" style:family="table-column">
      <style:table-column-properties fo:break-before="auto" style:column-width="1.9118in"/>
    </style:style>
    <style:style style:name="co20" style:family="table-column">
      <style:table-column-properties fo:break-before="auto" style:column-width="2.1902in"/>
    </style:style>
    <style:style style:name="co21" style:family="table-column">
      <style:table-column-properties fo:break-before="auto" style:column-width="6.5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etails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1" table:number-columns-repeated="1021" table:default-cell-style-name="ce1"/>
        <table:table-row table:style-name="ro1" table:number-rows-repeated="25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 table:number-rows-repeated="5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71">
          <table:table-cell table:style-name="ce3"/>
          <table:table-cell table:number-columns-repeated="1023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 table:number-columns-spanned="7" table:number-rows-spanned="1">
            <text:p>Feats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 table:number-columns-spanned="3" table:number-rows-spanned="1">
            <text:p>Unit</text:p>
          </table:table-cell>
          <table:covered-table-cell table:number-columns-repeated="2" table:style-name="ce8"/>
          <table:table-cell table:style-name="ce5" office:value-type="string" calcext:value-type="string" table:number-columns-spanned="3" table:number-rows-spanned="1">
            <text:p>Item</text:p>
          </table:table-cell>
          <table:covered-table-cell table:number-columns-repeated="2" table:style-name="ce8"/>
          <table:table-cell table:style-name="ce6" office:value-type="string" calcext:value-type="string">
            <text:p>Misc</text:p>
          </table:table-cell>
        </table:table-row>
        <table:table-row table:style-name="ro1">
          <table:table-cell table:style-name="ce6" office:value-type="string" calcext:value-type="string">
            <text:p>PHYSICAL</text:p>
          </table:table-cell>
          <table:table-cell table:style-name="ce6" office:value-type="string" calcext:value-type="string">
            <text:p>MAGICAL</text:p>
          </table:table-cell>
          <table:table-cell table:style-name="ce6" office:value-type="string" calcext:value-type="string">
            <text:p>MIXED</text:p>
          </table:table-cell>
          <table:table-cell table:style-name="ce6" office:value-type="string" calcext:value-type="string">
            <text:p>WEAPON</text:p>
          </table:table-cell>
          <table:table-cell table:style-name="ce6" office:value-type="string" calcext:value-type="string">
            <text:p>ARMOR</text:p>
          </table:table-cell>
          <table:table-cell table:style-name="ce6" office:value-type="string" calcext:value-type="string">
            <text:p>MISC</text:p>
          </table:table-cell>
          <table:table-cell table:style-name="ce6" office:value-type="string" calcext:value-type="string">
            <text:p>SPECIAL</text:p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1]));2);&quot;&quot;)" office:value-type="string" office:string-value="TOUGHNESS_1" calcext:value-type="string">
            <text:p>TOUGHNESS_1</text:p>
          </table:table-cell>
          <table:table-cell table:formula="of:=IFERROR(INDEX([Magical.$B$2:.$G$500]; SMALL(IF(([.B$3]=[Magical.$B$2:.$B$500]); ROW([Magical.$B$2:.$B$500])-MIN(ROW([Magical.$B$2:.$B$500]))+1;&quot;&quot;);ROWS([.$A$1:.$A1]));2);&quot;&quot;)" office:value-type="string" office:string-value="FAITH_1" calcext:value-type="string">
            <text:p>FAITH_1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1]));2);&quot;&quot;)" office:value-type="string" office:string-value="TEST_MIXED" calcext:value-type="string">
            <text:p>TEST_MIXED</text:p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1]));2);&quot;&quot;)" office:value-type="string" office:string-value="TEST_WEAPON" calcext:value-type="string">
            <text:p>TEST_WEAPON</text:p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1]));2);&quot;&quot;)" office:value-type="string" office:string-value="TEST_ARMOR" calcext:value-type="string">
            <text:p>TEST_ARMOR</text:p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1]));2);&quot;&quot;)" office:value-type="string" office:string-value="TEST_MISC" calcext:value-type="string">
            <text:p>TEST_MISC</text:p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1]));2);&quot;&quot;)" office:value-type="string" office:string-value="TEST_SPECIAL" calcext:value-type="string">
            <text:p>TEST_SPECIAL</text:p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2]));2);&quot;&quot;)" office:value-type="string" office:string-value="TOUGHNESS_2" calcext:value-type="string">
            <text:p>TOUGHNESS_2</text:p>
          </table:table-cell>
          <table:table-cell table:formula="of:=IFERROR(INDEX([Magical.$B$2:.$G$500]; SMALL(IF(([.B$3]=[Magical.$B$2:.$B$500]); ROW([Magical.$B$2:.$B$500])-MIN(ROW([Magical.$B$2:.$B$500]))+1;&quot;&quot;);ROWS([.$A$1:.$A2]));2);&quot;&quot;)" office:value-type="string" office:string-value="FAITH_2" calcext:value-type="string">
            <text:p>FAITH_2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2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2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2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2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2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3]));2);&quot;&quot;)" office:value-type="string" office:string-value="TOUGHNESS_3" calcext:value-type="string">
            <text:p>TOUGHNESS_3</text:p>
          </table:table-cell>
          <table:table-cell table:formula="of:=IFERROR(INDEX([Magical.$B$2:.$G$500]; SMALL(IF(([.B$3]=[Magical.$B$2:.$B$500]); ROW([Magical.$B$2:.$B$500])-MIN(ROW([Magical.$B$2:.$B$500]))+1;&quot;&quot;);ROWS([.$A$1:.$A3]));2);&quot;&quot;)" office:value-type="string" office:string-value="FAITH_3" calcext:value-type="string">
            <text:p>FAITH_3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3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3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3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3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3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4]));2);&quot;&quot;)" office:value-type="string" office:string-value="TOUGHNESS_4" calcext:value-type="string">
            <text:p>TOUGHNESS_4</text:p>
          </table:table-cell>
          <table:table-cell table:formula="of:=IFERROR(INDEX([Magical.$B$2:.$G$500]; SMALL(IF(([.B$3]=[Magical.$B$2:.$B$500]); ROW([Magical.$B$2:.$B$500])-MIN(ROW([Magical.$B$2:.$B$500]))+1;&quot;&quot;);ROWS([.$A$1:.$A4]));2);&quot;&quot;)" office:value-type="string" office:string-value="FAITH_4" calcext:value-type="string">
            <text:p>FAITH_4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4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4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4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4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4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5]));2);&quot;&quot;)" office:value-type="string" office:string-value="STRENGTH_1" calcext:value-type="string">
            <text:p>STRENGTH_1</text:p>
          </table:table-cell>
          <table:table-cell table:formula="of:=IFERROR(INDEX([Magical.$B$2:.$G$500]; SMALL(IF(([.B$3]=[Magical.$B$2:.$B$500]); ROW([Magical.$B$2:.$B$500])-MIN(ROW([Magical.$B$2:.$B$500]))+1;&quot;&quot;);ROWS([.$A$1:.$A5]));2);&quot;&quot;)" office:value-type="string" office:string-value="WISDOM_1" calcext:value-type="string">
            <text:p>WISDOM_1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5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5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5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5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5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6]));2);&quot;&quot;)" office:value-type="string" office:string-value="STRENGTH_2" calcext:value-type="string">
            <text:p>STRENGTH_2</text:p>
          </table:table-cell>
          <table:table-cell table:formula="of:=IFERROR(INDEX([Magical.$B$2:.$G$500]; SMALL(IF(([.B$3]=[Magical.$B$2:.$B$500]); ROW([Magical.$B$2:.$B$500])-MIN(ROW([Magical.$B$2:.$B$500]))+1;&quot;&quot;);ROWS([.$A$1:.$A6]));2);&quot;&quot;)" office:value-type="string" office:string-value="WISDOM_2" calcext:value-type="string">
            <text:p>WISDOM_2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6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6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6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6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6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7]));2);&quot;&quot;)" office:value-type="string" office:string-value="STRENGTH_3" calcext:value-type="string">
            <text:p>STRENGTH_3</text:p>
          </table:table-cell>
          <table:table-cell table:formula="of:=IFERROR(INDEX([Magical.$B$2:.$G$500]; SMALL(IF(([.B$3]=[Magical.$B$2:.$B$500]); ROW([Magical.$B$2:.$B$500])-MIN(ROW([Magical.$B$2:.$B$500]))+1;&quot;&quot;);ROWS([.$A$1:.$A7]));2);&quot;&quot;)" office:value-type="string" office:string-value="WISDOM_3" calcext:value-type="string">
            <text:p>WISDOM_3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7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7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7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7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7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8]));2);&quot;&quot;)" office:value-type="string" office:string-value="STRENGTH_4" calcext:value-type="string">
            <text:p>STRENGTH_4</text:p>
          </table:table-cell>
          <table:table-cell table:formula="of:=IFERROR(INDEX([Magical.$B$2:.$G$500]; SMALL(IF(([.B$3]=[Magical.$B$2:.$B$500]); ROW([Magical.$B$2:.$B$500])-MIN(ROW([Magical.$B$2:.$B$500]))+1;&quot;&quot;);ROWS([.$A$1:.$A8]));2);&quot;&quot;)" office:value-type="string" office:string-value="WISDOM_4" calcext:value-type="string">
            <text:p>WISDOM_4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8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8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8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8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8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9]));2);&quot;&quot;)" office:value-type="string" office:string-value="AGILITY_1" calcext:value-type="string">
            <text:p>AGILITY_1</text:p>
          </table:table-cell>
          <table:table-cell table:formula="of:=IFERROR(INDEX([Magical.$B$2:.$G$500]; SMALL(IF(([.B$3]=[Magical.$B$2:.$B$500]); ROW([Magical.$B$2:.$B$500])-MIN(ROW([Magical.$B$2:.$B$500]))+1;&quot;&quot;);ROWS([.$A$1:.$A9]));2);&quot;&quot;)" office:value-type="string" office:string-value="INTELLIGENCE_1" calcext:value-type="string">
            <text:p>INTELLIGENCE_1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9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9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9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9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9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10]));2);&quot;&quot;)" office:value-type="string" office:string-value="AGILITY_2" calcext:value-type="string">
            <text:p>AGILITY_2</text:p>
          </table:table-cell>
          <table:table-cell table:formula="of:=IFERROR(INDEX([Magical.$B$2:.$G$500]; SMALL(IF(([.B$3]=[Magical.$B$2:.$B$500]); ROW([Magical.$B$2:.$B$500])-MIN(ROW([Magical.$B$2:.$B$500]))+1;&quot;&quot;);ROWS([.$A$1:.$A10]));2);&quot;&quot;)" office:value-type="string" office:string-value="INTELLIGENCE_2" calcext:value-type="string">
            <text:p>INTELLIGENCE_2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10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10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10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10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10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11]));2);&quot;&quot;)" office:value-type="string" office:string-value="AGILITY_3" calcext:value-type="string">
            <text:p>AGILITY_3</text:p>
          </table:table-cell>
          <table:table-cell table:formula="of:=IFERROR(INDEX([Magical.$B$2:.$G$500]; SMALL(IF(([.B$3]=[Magical.$B$2:.$B$500]); ROW([Magical.$B$2:.$B$500])-MIN(ROW([Magical.$B$2:.$B$500]))+1;&quot;&quot;);ROWS([.$A$1:.$A11]));2);&quot;&quot;)" office:value-type="string" office:string-value="INTELLIGENCE_3" calcext:value-type="string">
            <text:p>INTELLIGENCE_3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11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11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11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11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11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12]));2);&quot;&quot;)" office:value-type="string" office:string-value="AGILITY_4" calcext:value-type="string">
            <text:p>AGILITY_4</text:p>
          </table:table-cell>
          <table:table-cell table:formula="of:=IFERROR(INDEX([Magical.$B$2:.$G$500]; SMALL(IF(([.B$3]=[Magical.$B$2:.$B$500]); ROW([Magical.$B$2:.$B$500])-MIN(ROW([Magical.$B$2:.$B$500]))+1;&quot;&quot;);ROWS([.$A$1:.$A12]));2);&quot;&quot;)" office:value-type="string" office:string-value="INTELLIGENCE_4" calcext:value-type="string">
            <text:p>INTELLIGENCE_4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12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12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12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12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12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13]));2);&quot;&quot;)" office:value-type="string" office:string-value="PERCEPTION_1" calcext:value-type="string">
            <text:p>PERCEPTION_1</text:p>
          </table:table-cell>
          <table:table-cell table:formula="of:=IFERROR(INDEX([Magical.$B$2:.$G$500]; SMALL(IF(([.B$3]=[Magical.$B$2:.$B$500]); ROW([Magical.$B$2:.$B$500])-MIN(ROW([Magical.$B$2:.$B$500]))+1;&quot;&quot;);ROWS([.$A$1:.$A13]));2);&quot;&quot;)" office:value-type="string" office:string-value="WILLPOWER_1" calcext:value-type="string">
            <text:p>WILLPOWER_1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13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13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13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13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13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14]));2);&quot;&quot;)" office:value-type="string" office:string-value="PERCEPTION_2" calcext:value-type="string">
            <text:p>PERCEPTION_2</text:p>
          </table:table-cell>
          <table:table-cell table:formula="of:=IFERROR(INDEX([Magical.$B$2:.$G$500]; SMALL(IF(([.B$3]=[Magical.$B$2:.$B$500]); ROW([Magical.$B$2:.$B$500])-MIN(ROW([Magical.$B$2:.$B$500]))+1;&quot;&quot;);ROWS([.$A$1:.$A14]));2);&quot;&quot;)" office:value-type="string" office:string-value="WILLPOWER_2" calcext:value-type="string">
            <text:p>WILLPOWER_2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14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14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14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14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14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15]));2);&quot;&quot;)" office:value-type="string" office:string-value="PERCEPTION_3" calcext:value-type="string">
            <text:p>PERCEPTION_3</text:p>
          </table:table-cell>
          <table:table-cell table:formula="of:=IFERROR(INDEX([Magical.$B$2:.$G$500]; SMALL(IF(([.B$3]=[Magical.$B$2:.$B$500]); ROW([Magical.$B$2:.$B$500])-MIN(ROW([Magical.$B$2:.$B$500]))+1;&quot;&quot;);ROWS([.$A$1:.$A15]));2);&quot;&quot;)" office:value-type="string" office:string-value="WILLPOWER_3" calcext:value-type="string">
            <text:p>WILLPOWER_3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15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15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15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15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15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16]));2);&quot;&quot;)" office:value-type="string" office:string-value="PERCEPTION_4" calcext:value-type="string">
            <text:p>PERCEPTION_4</text:p>
          </table:table-cell>
          <table:table-cell table:formula="of:=IFERROR(INDEX([Magical.$B$2:.$G$500]; SMALL(IF(([.B$3]=[Magical.$B$2:.$B$500]); ROW([Magical.$B$2:.$B$500])-MIN(ROW([Magical.$B$2:.$B$500]))+1;&quot;&quot;);ROWS([.$A$1:.$A16]));2);&quot;&quot;)" office:value-type="string" office:string-value="WILLPOWER_4" calcext:value-type="string">
            <text:p>WILLPOWER_4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16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16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16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16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16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17]));2);&quot;&quot;)" office:value-type="string" office:string-value="CRIT_CHANCE_1" calcext:value-type="string">
            <text:p>CRIT_CHANCE_1</text:p>
          </table:table-cell>
          <table:table-cell table:formula="of:=IFERROR(INDEX([Magical.$B$2:.$G$500]; SMALL(IF(([.B$3]=[Magical.$B$2:.$B$500]); ROW([Magical.$B$2:.$B$500])-MIN(ROW([Magical.$B$2:.$B$500]))+1;&quot;&quot;);ROWS([.$A$1:.$A17]));2);&quot;&quot;)" office:value-type="string" office:string-value="SPELL_CASTING_1" calcext:value-type="string">
            <text:p>SPELL_CASTING_1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17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17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17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17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17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18]));2);&quot;&quot;)" office:value-type="string" office:string-value="CRIT_CHANCE_2" calcext:value-type="string">
            <text:p>CRIT_CHANCE_2</text:p>
          </table:table-cell>
          <table:table-cell table:formula="of:=IFERROR(INDEX([Magical.$B$2:.$G$500]; SMALL(IF(([.B$3]=[Magical.$B$2:.$B$500]); ROW([Magical.$B$2:.$B$500])-MIN(ROW([Magical.$B$2:.$B$500]))+1;&quot;&quot;);ROWS([.$A$1:.$A18]));2);&quot;&quot;)" office:value-type="string" office:string-value="SPELL_CASTING_2" calcext:value-type="string">
            <text:p>SPELL_CASTING_2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18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18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18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18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18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19]));2);&quot;&quot;)" office:value-type="string" office:string-value="CRIT_CHANCE_3" calcext:value-type="string">
            <text:p>CRIT_CHANCE_3</text:p>
          </table:table-cell>
          <table:table-cell table:formula="of:=IFERROR(INDEX([Magical.$B$2:.$G$500]; SMALL(IF(([.B$3]=[Magical.$B$2:.$B$500]); ROW([Magical.$B$2:.$B$500])-MIN(ROW([Magical.$B$2:.$B$500]))+1;&quot;&quot;);ROWS([.$A$1:.$A19]));2);&quot;&quot;)" office:value-type="string" office:string-value="SPELL_CASTING_3" calcext:value-type="string">
            <text:p>SPELL_CASTING_3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19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19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19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19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19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20]));2);&quot;&quot;)" office:value-type="string" office:string-value="CRIT_CHANCE_4" calcext:value-type="string">
            <text:p>CRIT_CHANCE_4</text:p>
          </table:table-cell>
          <table:table-cell table:formula="of:=IFERROR(INDEX([Magical.$B$2:.$G$500]; SMALL(IF(([.B$3]=[Magical.$B$2:.$B$500]); ROW([Magical.$B$2:.$B$500])-MIN(ROW([Magical.$B$2:.$B$500]))+1;&quot;&quot;);ROWS([.$A$1:.$A20]));2);&quot;&quot;)" office:value-type="string" office:string-value="SPELL_CASTING_4" calcext:value-type="string">
            <text:p>SPELL_CASTING_4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20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20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20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20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20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21]));2);&quot;&quot;)" office:value-type="string" office:string-value="CRIT_BONUS_1" calcext:value-type="string">
            <text:p>CRIT_BONUS_1</text:p>
          </table:table-cell>
          <table:table-cell table:formula="of:=IFERROR(INDEX([Magical.$B$2:.$G$500]; SMALL(IF(([.B$3]=[Magical.$B$2:.$B$500]); ROW([Magical.$B$2:.$B$500])-MIN(ROW([Magical.$B$2:.$B$500]))+1;&quot;&quot;);ROWS([.$A$1:.$A21]));2);&quot;&quot;)" office:value-type="string" office:string-value="ELEMENTAL_CASTING" calcext:value-type="string">
            <text:p>ELEMENTAL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21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21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21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21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21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22]));2);&quot;&quot;)" office:value-type="string" office:string-value="CRIT_BONUS_2" calcext:value-type="string">
            <text:p>CRIT_BONUS_2</text:p>
          </table:table-cell>
          <table:table-cell table:formula="of:=IFERROR(INDEX([Magical.$B$2:.$G$500]; SMALL(IF(([.B$3]=[Magical.$B$2:.$B$500]); ROW([Magical.$B$2:.$B$500])-MIN(ROW([Magical.$B$2:.$B$500]))+1;&quot;&quot;);ROWS([.$A$1:.$A22]));2);&quot;&quot;)" office:value-type="string" office:string-value="FIRE_CASTING" calcext:value-type="string">
            <text:p>FIRE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22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22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22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22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22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23]));2);&quot;&quot;)" office:value-type="string" office:string-value="CRIT_BONUS_3" calcext:value-type="string">
            <text:p>CRIT_BONUS_3</text:p>
          </table:table-cell>
          <table:table-cell table:formula="of:=IFERROR(INDEX([Magical.$B$2:.$G$500]; SMALL(IF(([.B$3]=[Magical.$B$2:.$B$500]); ROW([Magical.$B$2:.$B$500])-MIN(ROW([Magical.$B$2:.$B$500]))+1;&quot;&quot;);ROWS([.$A$1:.$A23]));2);&quot;&quot;)" office:value-type="string" office:string-value="METAL_CASTING" calcext:value-type="string">
            <text:p>METAL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23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23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23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23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23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24]));2);&quot;&quot;)" office:value-type="string" office:string-value="CRIT_BONUS_4" calcext:value-type="string">
            <text:p>CRIT_BONUS_4</text:p>
          </table:table-cell>
          <table:table-cell table:formula="of:=IFERROR(INDEX([Magical.$B$2:.$G$500]; SMALL(IF(([.B$3]=[Magical.$B$2:.$B$500]); ROW([Magical.$B$2:.$B$500])-MIN(ROW([Magical.$B$2:.$B$500]))+1;&quot;&quot;);ROWS([.$A$1:.$A24]));2);&quot;&quot;)" office:value-type="string" office:string-value="STONE_CASTING" calcext:value-type="string">
            <text:p>STONE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24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24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24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24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24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25]));2);&quot;&quot;)" office:value-type="string" office:string-value="ATTACK_SPEED_1" calcext:value-type="string">
            <text:p>ATTACK_SPEED_1</text:p>
          </table:table-cell>
          <table:table-cell table:formula="of:=IFERROR(INDEX([Magical.$B$2:.$G$500]; SMALL(IF(([.B$3]=[Magical.$B$2:.$B$500]); ROW([Magical.$B$2:.$B$500])-MIN(ROW([Magical.$B$2:.$B$500]))+1;&quot;&quot;);ROWS([.$A$1:.$A25]));2);&quot;&quot;)" office:value-type="string" office:string-value="CRYSTAL_CASTING" calcext:value-type="string">
            <text:p>CRYSTAL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25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25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25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25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25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26]));2);&quot;&quot;)" office:value-type="string" office:string-value="ATTACK_SPEED_2" calcext:value-type="string">
            <text:p>ATTACK_SPEED_2</text:p>
          </table:table-cell>
          <table:table-cell table:formula="of:=IFERROR(INDEX([Magical.$B$2:.$G$500]; SMALL(IF(([.B$3]=[Magical.$B$2:.$B$500]); ROW([Magical.$B$2:.$B$500])-MIN(ROW([Magical.$B$2:.$B$500]))+1;&quot;&quot;);ROWS([.$A$1:.$A26]));2);&quot;&quot;)" office:value-type="string" office:string-value="WATER_CASTING" calcext:value-type="string">
            <text:p>WATER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26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26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26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26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26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27]));2);&quot;&quot;)" office:value-type="string" office:string-value="ATTACK_SPEED_3" calcext:value-type="string">
            <text:p>ATTACK_SPEED_3</text:p>
          </table:table-cell>
          <table:table-cell table:formula="of:=IFERROR(INDEX([Magical.$B$2:.$G$500]; SMALL(IF(([.B$3]=[Magical.$B$2:.$B$500]); ROW([Magical.$B$2:.$B$500])-MIN(ROW([Magical.$B$2:.$B$500]))+1;&quot;&quot;);ROWS([.$A$1:.$A27]));2);&quot;&quot;)" office:value-type="string" office:string-value="ICE_CASTING" calcext:value-type="string">
            <text:p>ICE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27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27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27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27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27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28]));2);&quot;&quot;)" office:value-type="string" office:string-value="ATTACK_SPEED_4" calcext:value-type="string">
            <text:p>ATTACK_SPEED_4</text:p>
          </table:table-cell>
          <table:table-cell table:formula="of:=IFERROR(INDEX([Magical.$B$2:.$G$500]; SMALL(IF(([.B$3]=[Magical.$B$2:.$B$500]); ROW([Magical.$B$2:.$B$500])-MIN(ROW([Magical.$B$2:.$B$500]))+1;&quot;&quot;);ROWS([.$A$1:.$A28]));2);&quot;&quot;)" office:value-type="string" office:string-value="AIR_CASTING" calcext:value-type="string">
            <text:p>AIR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28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28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28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28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28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29]));2);&quot;&quot;)" office:value-type="string" office:string-value="HIT_CHANCE_1" calcext:value-type="string">
            <text:p>HIT_CHANCE_1</text:p>
          </table:table-cell>
          <table:table-cell table:formula="of:=IFERROR(INDEX([Magical.$B$2:.$G$500]; SMALL(IF(([.B$3]=[Magical.$B$2:.$B$500]); ROW([Magical.$B$2:.$B$500])-MIN(ROW([Magical.$B$2:.$B$500]))+1;&quot;&quot;);ROWS([.$A$1:.$A29]));2);&quot;&quot;)" office:value-type="string" office:string-value="STORM_CASTING" calcext:value-type="string">
            <text:p>STORM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29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29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29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29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29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30]));2);&quot;&quot;)" office:value-type="string" office:string-value="HIT_CHANCE_2" calcext:value-type="string">
            <text:p>HIT_CHANCE_2</text:p>
          </table:table-cell>
          <table:table-cell table:formula="of:=IFERROR(INDEX([Magical.$B$2:.$G$500]; SMALL(IF(([.B$3]=[Magical.$B$2:.$B$500]); ROW([Magical.$B$2:.$B$500])-MIN(ROW([Magical.$B$2:.$B$500]))+1;&quot;&quot;);ROWS([.$A$1:.$A30]));2);&quot;&quot;)" office:value-type="string" office:string-value="DIVINE_CASTING" calcext:value-type="string">
            <text:p>DIVINE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30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30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30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30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30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31]));2);&quot;&quot;)" office:value-type="string" office:string-value="HIT_CHANCE_3" calcext:value-type="string">
            <text:p>HIT_CHANCE_3</text:p>
          </table:table-cell>
          <table:table-cell table:formula="of:=IFERROR(INDEX([Magical.$B$2:.$G$500]; SMALL(IF(([.B$3]=[Magical.$B$2:.$B$500]); ROW([Magical.$B$2:.$B$500])-MIN(ROW([Magical.$B$2:.$B$500]))+1;&quot;&quot;);ROWS([.$A$1:.$A31]));2);&quot;&quot;)" office:value-type="string" office:string-value="LIGHT_CASTING" calcext:value-type="string">
            <text:p>LIGHT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31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31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31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31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31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32]));2);&quot;&quot;)" office:value-type="string" office:string-value="HIT_CHANCE_4" calcext:value-type="string">
            <text:p>HIT_CHANCE_4</text:p>
          </table:table-cell>
          <table:table-cell table:formula="of:=IFERROR(INDEX([Magical.$B$2:.$G$500]; SMALL(IF(([.B$3]=[Magical.$B$2:.$B$500]); ROW([Magical.$B$2:.$B$500])-MIN(ROW([Magical.$B$2:.$B$500]))+1;&quot;&quot;);ROWS([.$A$1:.$A32]));2);&quot;&quot;)" office:value-type="string" office:string-value="DARK_CASTING" calcext:value-type="string">
            <text:p>DARK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32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32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32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32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32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33]));2);&quot;&quot;)" office:value-type="string" office:string-value="PENETRATION_1" calcext:value-type="string">
            <text:p>PENETRATION_1</text:p>
          </table:table-cell>
          <table:table-cell table:formula="of:=IFERROR(INDEX([Magical.$B$2:.$G$500]; SMALL(IF(([.B$3]=[Magical.$B$2:.$B$500]); ROW([Magical.$B$2:.$B$500])-MIN(ROW([Magical.$B$2:.$B$500]))+1;&quot;&quot;);ROWS([.$A$1:.$A33]));2);&quot;&quot;)" office:value-type="string" office:string-value="SHADOW_CASTING" calcext:value-type="string">
            <text:p>SHADOW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33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33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33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33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33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34]));2);&quot;&quot;)" office:value-type="string" office:string-value="PENETRATION_2" calcext:value-type="string">
            <text:p>PENETRATION_2</text:p>
          </table:table-cell>
          <table:table-cell table:formula="of:=IFERROR(INDEX([Magical.$B$2:.$G$500]; SMALL(IF(([.B$3]=[Magical.$B$2:.$B$500]); ROW([Magical.$B$2:.$B$500])-MIN(ROW([Magical.$B$2:.$B$500]))+1;&quot;&quot;);ROWS([.$A$1:.$A34]));2);&quot;&quot;)" office:value-type="string" office:string-value="NATURE_CASTING" calcext:value-type="string">
            <text:p>NATURE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34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34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34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34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34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35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35]));2);&quot;&quot;)" office:value-type="string" office:string-value="ANIMAL_CASTING" calcext:value-type="string">
            <text:p>ANIMAL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35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35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35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35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35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36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36]));2);&quot;&quot;)" office:value-type="string" office:string-value="PLANT_CASTING" calcext:value-type="string">
            <text:p>PLANT_CASTING</text:p>
          </table:table-cell>
          <table:table-cell table:style-name="ce7" table:number-matrix-columns-spanned="1" table:number-matrix-rows-spanned="1" table:formula="of:=IFERROR(INDEX([Mixed.$B$2:.$G$500]; SMALL(IF(([.C$3]=[Mixed.$B$2:.$B$500]); ROW([Mixed.$B$2:.$B$500])-MIN(ROW([Mixed.$B$2:.$B$500]))+1;&quot;&quot;);ROWS([.$A$1:.$A36]));2);&quot;&quot;)">
            <text:p/>
          </table:table-cell>
          <table:table-cell table:style-name="ce7" table:number-matrix-columns-spanned="1" table:number-matrix-rows-spanned="1" table:formula="of:=IFERROR(INDEX([Item.$B$2:.$G$500]; SMALL(IF(([.D$3]=[Item.$B$2:.$B$500]); ROW([Item.$B$2:.$B$500])-MIN(ROW([Item.$B$2:.$B$500]))+1;&quot;&quot;);ROWS([.$A$1:.$A36]));2);&quot;&quot;)">
            <text:p/>
          </table:table-cell>
          <table:table-cell table:style-name="ce7" table:number-matrix-columns-spanned="1" table:number-matrix-rows-spanned="1" table:formula="of:=IFERROR(INDEX([Item.$B$2:.$G$500]; SMALL(IF(([.E$3]=[Item.$B$2:.$B$500]); ROW([Item.$B$2:.$B$500])-MIN(ROW([Item.$B$2:.$B$500]))+1;&quot;&quot;);ROWS([.$A$1:.$A36]));2);&quot;&quot;)">
            <text:p/>
          </table:table-cell>
          <table:table-cell table:style-name="ce7" table:number-matrix-columns-spanned="1" table:number-matrix-rows-spanned="1" table:formula="of:=IFERROR(INDEX([Item.$B$2:.$G$500]; SMALL(IF(([.F$3]=[Item.$B$2:.$B$500]); ROW([Item.$B$2:.$B$500])-MIN(ROW([Item.$B$2:.$B$500]))+1;&quot;&quot;);ROWS([.$A$1:.$A36]));2);&quot;&quot;)">
            <text:p/>
          </table:table-cell>
          <table:table-cell table:style-name="ce7" table:number-matrix-columns-spanned="1" table:number-matrix-rows-spanned="1" table:formula="of:=IFERROR(INDEX([Special.$B$2:.$G$500]; SMALL(IF(([.G$3]=[Special.$B$2:.$B$500]); ROW([Special.$B$2:.$B$500])-MIN(ROW([Special.$B$2:.$B$500]))+1;&quot;&quot;);ROWS([.$A$1:.$A36]));2);&quot;&quot;)">
            <text:p/>
          </table:table-cell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37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37]));2);&quot;&quot;)" office:value-type="string" office:string-value="EARTH_CASTING" calcext:value-type="string">
            <text:p>EARTH_CASTING</text:p>
          </table:table-cell>
          <table:table-cell table:number-columns-repeated="5"/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38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38]));2);&quot;&quot;)" office:value-type="string" office:string-value="SPIRIT_CASTING" calcext:value-type="string">
            <text:p>SPIRIT_CASTING</text:p>
          </table:table-cell>
          <table:table-cell table:number-columns-repeated="5"/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39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39]));2);&quot;&quot;)" office:value-type="string" office:string-value="ARCANE_CASTING" calcext:value-type="string">
            <text:p>ARCANE_CASTING</text:p>
          </table:table-cell>
          <table:table-cell table:number-columns-repeated="5"/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40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40]));2);&quot;&quot;)" office:value-type="string" office:string-value="TIME_CASTING" calcext:value-type="string">
            <text:p>TIME_CASTING</text:p>
          </table:table-cell>
          <table:table-cell table:number-columns-repeated="5"/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41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41]));2);&quot;&quot;)" office:value-type="string" office:string-value="SPACE_CASTING" calcext:value-type="string">
            <text:p>SPACE_CASTING</text:p>
          </table:table-cell>
          <table:table-cell table:number-columns-repeated="5"/>
        </table:table-row>
        <table:table-row table:style-name="ro1">
          <table:table-cell table:style-name="ce7" table:formula="of:=IFERROR(INDEX([Physical.$B$2:.$G$500]; SMALL(IF(([.A$3]=[Physical.$B$2:.$B$500]); ROW([Physical.$B$2:.$B$500])-MIN(ROW([Physical.$B$2:.$B$500]))+1;&quot;&quot;);ROWS([.$A$1:.$A42]));2);&quot;&quot;)">
            <text:p/>
          </table:table-cell>
          <table:table-cell table:formula="of:=IFERROR(INDEX([Magical.$B$2:.$G$500]; SMALL(IF(([.B$3]=[Magical.$B$2:.$B$500]); ROW([Magical.$B$2:.$B$500])-MIN(ROW([Magical.$B$2:.$B$500]))+1;&quot;&quot;);ROWS([.$A$1:.$A42]));2);&quot;&quot;)" office:value-type="string" office:string-value="FORCE_CASTING" calcext:value-type="string">
            <text:p>FORCE_CASTING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3]));2);&quot;&quot;)" office:value-type="string" office:string-value="ENERGY_CASTING" calcext:value-type="string">
            <text:p>ENERGY_CASTING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4]));2);&quot;&quot;)" office:value-type="string" office:string-value="CRIT_CHANCE_1" calcext:value-type="string">
            <text:p>CRIT_CHANCE_1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5]));2);&quot;&quot;)" office:value-type="string" office:string-value="CRIT_CHANCE_2" calcext:value-type="string">
            <text:p>CRIT_CHANCE_2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6]));2);&quot;&quot;)" office:value-type="string" office:string-value="CRIT_CHANCE_3" calcext:value-type="string">
            <text:p>CRIT_CHANCE_3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7]));2);&quot;&quot;)" office:value-type="string" office:string-value="CRIT_CHANCE_4" calcext:value-type="string">
            <text:p>CRIT_CHANCE_4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8]));2);&quot;&quot;)" office:value-type="string" office:string-value="ELEMENTAL_CRIT_CHANCE" calcext:value-type="string">
            <text:p>ELEMENTAL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49]));2);&quot;&quot;)" office:value-type="string" office:string-value="FIRE_CRIT_CHANCE" calcext:value-type="string">
            <text:p>FIRE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0]));2);&quot;&quot;)" office:value-type="string" office:string-value="METAL_CRIT_CHANCE" calcext:value-type="string">
            <text:p>METAL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1]));2);&quot;&quot;)" office:value-type="string" office:string-value="STONE_CRIT_CHANCE" calcext:value-type="string">
            <text:p>STONE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2]));2);&quot;&quot;)" office:value-type="string" office:string-value="CRYSTAL_CRIT_CHANCE" calcext:value-type="string">
            <text:p>CRYSTAL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3]));2);&quot;&quot;)" office:value-type="string" office:string-value="WATER_CRIT_CHANCE" calcext:value-type="string">
            <text:p>WATER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4]));2);&quot;&quot;)" office:value-type="string" office:string-value="ICE_CRIT_CHANCE" calcext:value-type="string">
            <text:p>ICE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5]));2);&quot;&quot;)" office:value-type="string" office:string-value="AIR_CRIT_CHANCE" calcext:value-type="string">
            <text:p>AIR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6]));2);&quot;&quot;)" office:value-type="string" office:string-value="STORM_CRIT_CHANCE" calcext:value-type="string">
            <text:p>STORM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7]));2);&quot;&quot;)" office:value-type="string" office:string-value="DIVINE_CRIT_CHANCE" calcext:value-type="string">
            <text:p>DIVINE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8]));2);&quot;&quot;)" office:value-type="string" office:string-value="LIGHT_CRIT_CHANCE" calcext:value-type="string">
            <text:p>LIGHT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59]));2);&quot;&quot;)" office:value-type="string" office:string-value="DARK_CRIT_CHANCE" calcext:value-type="string">
            <text:p>DARK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0]));2);&quot;&quot;)" office:value-type="string" office:string-value="SHADOW_CRIT_CHANCE" calcext:value-type="string">
            <text:p>SHADOW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1]));2);&quot;&quot;)" office:value-type="string" office:string-value="NATURE_CRIT_CHANCE" calcext:value-type="string">
            <text:p>NATURE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2]));2);&quot;&quot;)" office:value-type="string" office:string-value="ANIMAL_CRIT_CHANCE" calcext:value-type="string">
            <text:p>ANIMAL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3]));2);&quot;&quot;)" office:value-type="string" office:string-value="PLANT_CRIT_CHANCE" calcext:value-type="string">
            <text:p>PLANT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4]));2);&quot;&quot;)" office:value-type="string" office:string-value="EARTH_CRIT_CHANCE" calcext:value-type="string">
            <text:p>EARTH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5]));2);&quot;&quot;)" office:value-type="string" office:string-value="SPIRIT_CRIT_CHANCE" calcext:value-type="string">
            <text:p>SPIRIT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6]));2);&quot;&quot;)" office:value-type="string" office:string-value="ARCANE_CRIT_CHANCE" calcext:value-type="string">
            <text:p>ARCANE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7]));2);&quot;&quot;)" office:value-type="string" office:string-value="TIME_CRIT_CHANCE" calcext:value-type="string">
            <text:p>TIME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8]));2);&quot;&quot;)" office:value-type="string" office:string-value="SPACE_CRIT_CHANCE" calcext:value-type="string">
            <text:p>SPACE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69]));2);&quot;&quot;)" office:value-type="string" office:string-value="FORCE_CRIT_CHANCE" calcext:value-type="string">
            <text:p>FORCE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0]));2);&quot;&quot;)" office:value-type="string" office:string-value="ENERGY_CRIT_CHANCE" calcext:value-type="string">
            <text:p>ENERGY_CR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1]));2);&quot;&quot;)" office:value-type="string" office:string-value="CAST_SPEED_1" calcext:value-type="string">
            <text:p>CAST_SPEED_1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2]));2);&quot;&quot;)" office:value-type="string" office:string-value="CAST_SPEED_2" calcext:value-type="string">
            <text:p>CAST_SPEED_2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3]));2);&quot;&quot;)" office:value-type="string" office:string-value="CAST_SPEED_3" calcext:value-type="string">
            <text:p>CAST_SPEED_3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4]));2);&quot;&quot;)" office:value-type="string" office:string-value="CAST_SPEED_4" calcext:value-type="string">
            <text:p>CAST_SPEED_4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5]));2);&quot;&quot;)" office:value-type="string" office:string-value="ELEMENTAL_CAST_SPEED" calcext:value-type="string">
            <text:p>ELEMENTAL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6]));2);&quot;&quot;)" office:value-type="string" office:string-value="FIRE_CAST_SPEED" calcext:value-type="string">
            <text:p>FIR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7]));2);&quot;&quot;)" office:value-type="string" office:string-value="METAL_CAST_SPEED" calcext:value-type="string">
            <text:p>METAL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8]));2);&quot;&quot;)" office:value-type="string" office:string-value="STONE_CAST_SPEED" calcext:value-type="string">
            <text:p>STON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79]));2);&quot;&quot;)" office:value-type="string" office:string-value="CRYSTAL_CAST_SPEED" calcext:value-type="string">
            <text:p>CRYSTAL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0]));2);&quot;&quot;)" office:value-type="string" office:string-value="WATER_CAST_SPEED" calcext:value-type="string">
            <text:p>WATER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1]));2);&quot;&quot;)" office:value-type="string" office:string-value="ICE_CAST_SPEED" calcext:value-type="string">
            <text:p>IC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2]));2);&quot;&quot;)" office:value-type="string" office:string-value="AIR_CAST_SPEED" calcext:value-type="string">
            <text:p>AIR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3]));2);&quot;&quot;)" office:value-type="string" office:string-value="STORM_CAST_SPEED" calcext:value-type="string">
            <text:p>STORM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4]));2);&quot;&quot;)" office:value-type="string" office:string-value="DIVINE_CAST_SPEED" calcext:value-type="string">
            <text:p>DIVIN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5]));2);&quot;&quot;)" office:value-type="string" office:string-value="LIGHT_CAST_SPEED" calcext:value-type="string">
            <text:p>LIGHT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6]));2);&quot;&quot;)" office:value-type="string" office:string-value="DARK_CAST_SPEED" calcext:value-type="string">
            <text:p>DARK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7]));2);&quot;&quot;)" office:value-type="string" office:string-value="SHADOW_CAST_SPEED" calcext:value-type="string">
            <text:p>SHADOW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8]));2);&quot;&quot;)" office:value-type="string" office:string-value="NATURE_CAST_SPEED" calcext:value-type="string">
            <text:p>NATUR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89]));2);&quot;&quot;)" office:value-type="string" office:string-value="ANIMAL_CAST_SPEED" calcext:value-type="string">
            <text:p>ANIMAL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0]));2);&quot;&quot;)" office:value-type="string" office:string-value="PLANT_CAST_SPEED" calcext:value-type="string">
            <text:p>PLANT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1]));2);&quot;&quot;)" office:value-type="string" office:string-value="EARTH_CAST_SPEED" calcext:value-type="string">
            <text:p>EARTH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2]));2);&quot;&quot;)" office:value-type="string" office:string-value="SPIRIT_CAST_SPEED" calcext:value-type="string">
            <text:p>SPIRIT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3]));2);&quot;&quot;)" office:value-type="string" office:string-value="ARCANE_CAST_SPEED" calcext:value-type="string">
            <text:p>ARCAN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4]));2);&quot;&quot;)" office:value-type="string" office:string-value="TIME_CAST_SPEED" calcext:value-type="string">
            <text:p>TIM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5]));2);&quot;&quot;)" office:value-type="string" office:string-value="SPACE_CAST_SPEED" calcext:value-type="string">
            <text:p>SPAC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6]));2);&quot;&quot;)" office:value-type="string" office:string-value="FORCE_CAST_SPEED" calcext:value-type="string">
            <text:p>FORC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7]));2);&quot;&quot;)" office:value-type="string" office:string-value="ENERGY_CAST_SPEED" calcext:value-type="string">
            <text:p>ENERGY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8]));2);&quot;&quot;)" office:value-type="string" office:string-value="CAST_SPEED_1" calcext:value-type="string">
            <text:p>CAST_SPEED_1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99]));2);&quot;&quot;)" office:value-type="string" office:string-value="CAST_SPEED_2" calcext:value-type="string">
            <text:p>CAST_SPEED_2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0]));2);&quot;&quot;)" office:value-type="string" office:string-value="CAST_SPEED_3" calcext:value-type="string">
            <text:p>CAST_SPEED_3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1]));2);&quot;&quot;)" office:value-type="string" office:string-value="CAST_SPEED_4" calcext:value-type="string">
            <text:p>CAST_SPEED_4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2]));2);&quot;&quot;)" office:value-type="string" office:string-value="ELEMENTAL_CAST_SPEED" calcext:value-type="string">
            <text:p>ELEMENTAL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3]));2);&quot;&quot;)" office:value-type="string" office:string-value="FIRE_CAST_SPEED" calcext:value-type="string">
            <text:p>FIR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4]));2);&quot;&quot;)" office:value-type="string" office:string-value="METAL_CAST_SPEED" calcext:value-type="string">
            <text:p>METAL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5]));2);&quot;&quot;)" office:value-type="string" office:string-value="STONE_CAST_SPEED" calcext:value-type="string">
            <text:p>STON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6]));2);&quot;&quot;)" office:value-type="string" office:string-value="CRYSTAL_CAST_SPEED" calcext:value-type="string">
            <text:p>CRYSTAL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7]));2);&quot;&quot;)" office:value-type="string" office:string-value="WATER_CAST_SPEED" calcext:value-type="string">
            <text:p>WATER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8]));2);&quot;&quot;)" office:value-type="string" office:string-value="ICE_CAST_SPEED" calcext:value-type="string">
            <text:p>IC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09]));2);&quot;&quot;)" office:value-type="string" office:string-value="AIR_CAST_SPEED" calcext:value-type="string">
            <text:p>AIR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0]));2);&quot;&quot;)" office:value-type="string" office:string-value="STORM_CAST_SPEED" calcext:value-type="string">
            <text:p>STORM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1]));2);&quot;&quot;)" office:value-type="string" office:string-value="DIVINE_CAST_SPEED" calcext:value-type="string">
            <text:p>DIVIN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2]));2);&quot;&quot;)" office:value-type="string" office:string-value="LIGHT_CAST_SPEED" calcext:value-type="string">
            <text:p>LIGHT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3]));2);&quot;&quot;)" office:value-type="string" office:string-value="DARK_CAST_SPEED" calcext:value-type="string">
            <text:p>DARK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4]));2);&quot;&quot;)" office:value-type="string" office:string-value="SHADOW_CAST_SPEED" calcext:value-type="string">
            <text:p>SHADOW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5]));2);&quot;&quot;)" office:value-type="string" office:string-value="NATURE_CAST_SPEED" calcext:value-type="string">
            <text:p>NATUR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6]));2);&quot;&quot;)" office:value-type="string" office:string-value="ANIMAL_CAST_SPEED" calcext:value-type="string">
            <text:p>ANIMAL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7]));2);&quot;&quot;)" office:value-type="string" office:string-value="PLANT_CAST_SPEED" calcext:value-type="string">
            <text:p>PLANT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8]));2);&quot;&quot;)" office:value-type="string" office:string-value="EARTH_CAST_SPEED" calcext:value-type="string">
            <text:p>EARTH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19]));2);&quot;&quot;)" office:value-type="string" office:string-value="SPIRIT_CAST_SPEED" calcext:value-type="string">
            <text:p>SPIRIT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0]));2);&quot;&quot;)" office:value-type="string" office:string-value="ARCANE_CAST_SPEED" calcext:value-type="string">
            <text:p>ARCAN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1]));2);&quot;&quot;)" office:value-type="string" office:string-value="TIME_CAST_SPEED" calcext:value-type="string">
            <text:p>TIM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2]));2);&quot;&quot;)" office:value-type="string" office:string-value="SPACE_CAST_SPEED" calcext:value-type="string">
            <text:p>SPAC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3]));2);&quot;&quot;)" office:value-type="string" office:string-value="FORCE_CAST_SPEED" calcext:value-type="string">
            <text:p>FORCE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4]));2);&quot;&quot;)" office:value-type="string" office:string-value="ENERGY_CAST_SPEED" calcext:value-type="string">
            <text:p>ENERGY_CAST_SPEED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5]));2);&quot;&quot;)" office:value-type="string" office:string-value="HIT_CHANCE_1" calcext:value-type="string">
            <text:p>HIT_CHANCE_1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6]));2);&quot;&quot;)" office:value-type="string" office:string-value="HIT_CHANCE_2" calcext:value-type="string">
            <text:p>HIT_CHANCE_2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7]));2);&quot;&quot;)" office:value-type="string" office:string-value="HIT_CHANCE_3" calcext:value-type="string">
            <text:p>HIT_CHANCE_3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8]));2);&quot;&quot;)" office:value-type="string" office:string-value="HIT_CHANCE_4" calcext:value-type="string">
            <text:p>HIT_CHANCE_4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29]));2);&quot;&quot;)" office:value-type="string" office:string-value="ELEMENTAL_HIT_CHANCE" calcext:value-type="string">
            <text:p>ELEMENTAL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0]));2);&quot;&quot;)" office:value-type="string" office:string-value="FIRE_HIT_CHANCE" calcext:value-type="string">
            <text:p>FIRE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1]));2);&quot;&quot;)" office:value-type="string" office:string-value="METAL_HIT_CHANCE" calcext:value-type="string">
            <text:p>METAL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2]));2);&quot;&quot;)" office:value-type="string" office:string-value="STONE_HIT_CHANCE" calcext:value-type="string">
            <text:p>STONE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3]));2);&quot;&quot;)" office:value-type="string" office:string-value="CRYSTAL_HIT_CHANCE" calcext:value-type="string">
            <text:p>CRYSTAL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4]));2);&quot;&quot;)" office:value-type="string" office:string-value="WATER_HIT_CHANCE" calcext:value-type="string">
            <text:p>WATER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5]));2);&quot;&quot;)" office:value-type="string" office:string-value="ICE_HIT_CHANCE" calcext:value-type="string">
            <text:p>ICE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6]));2);&quot;&quot;)" office:value-type="string" office:string-value="AIR_HIT_CHANCE" calcext:value-type="string">
            <text:p>AIR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7]));2);&quot;&quot;)" office:value-type="string" office:string-value="STORM_HIT_CHANCE" calcext:value-type="string">
            <text:p>STORM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8]));2);&quot;&quot;)" office:value-type="string" office:string-value="DIVINE_HIT_CHANCE" calcext:value-type="string">
            <text:p>DIVINE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39]));2);&quot;&quot;)" office:value-type="string" office:string-value="LIGHT_HIT_CHANCE" calcext:value-type="string">
            <text:p>LIGHT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0]));2);&quot;&quot;)" office:value-type="string" office:string-value="DARK_HIT_CHANCE" calcext:value-type="string">
            <text:p>DARK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1]));2);&quot;&quot;)" office:value-type="string" office:string-value="SHADOW_HIT_CHANCE" calcext:value-type="string">
            <text:p>SHADOW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2]));2);&quot;&quot;)" office:value-type="string" office:string-value="NATURE_HIT_CHANCE" calcext:value-type="string">
            <text:p>NATURE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3]));2);&quot;&quot;)" office:value-type="string" office:string-value="ANIMAL_HIT_CHANCE" calcext:value-type="string">
            <text:p>ANIMAL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4]));2);&quot;&quot;)" office:value-type="string" office:string-value="PLANT_HIT_CHANCE" calcext:value-type="string">
            <text:p>PLANT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5]));2);&quot;&quot;)" office:value-type="string" office:string-value="EARTH_HIT_CHANCE" calcext:value-type="string">
            <text:p>EARTH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6]));2);&quot;&quot;)" office:value-type="string" office:string-value="SPIRIT_HIT_CHANCE" calcext:value-type="string">
            <text:p>SPIRIT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7]));2);&quot;&quot;)" office:value-type="string" office:string-value="ARCANE_HIT_CHANCE" calcext:value-type="string">
            <text:p>ARCANE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8]));2);&quot;&quot;)" office:value-type="string" office:string-value="TIME_HIT_CHANCE" calcext:value-type="string">
            <text:p>TIME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49]));2);&quot;&quot;)" office:value-type="string" office:string-value="SPACE_HIT_CHANCE" calcext:value-type="string">
            <text:p>SPACE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0]));2);&quot;&quot;)" office:value-type="string" office:string-value="FORCE_HIT_CHANCE" calcext:value-type="string">
            <text:p>FORCE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1]));2);&quot;&quot;)" office:value-type="string" office:string-value="ENERGY_HIT_CHANCE" calcext:value-type="string">
            <text:p>ENERGY_HIT_CHANCE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2]));2);&quot;&quot;)" office:value-type="string" office:string-value="PENETRATION_1" calcext:value-type="string">
            <text:p>PENETRATION_1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3]));2);&quot;&quot;)" office:value-type="string" office:string-value="PENETRATION_2" calcext:value-type="string">
            <text:p>PENETRATION_2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4]));2);&quot;&quot;)" office:value-type="string" office:string-value="PENETRATION_3" calcext:value-type="string">
            <text:p>PENETRATION_3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5]));2);&quot;&quot;)" office:value-type="string" office:string-value="PENETRATION_4" calcext:value-type="string">
            <text:p>PENETRATION_4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6]));2);&quot;&quot;)" office:value-type="string" office:string-value="ELEMENTAL_PENETRATION" calcext:value-type="string">
            <text:p>ELEMENTAL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7]));2);&quot;&quot;)" office:value-type="string" office:string-value="FIRE_PENETRATION" calcext:value-type="string">
            <text:p>FIRE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8]));2);&quot;&quot;)" office:value-type="string" office:string-value="METAL_PENETRATION" calcext:value-type="string">
            <text:p>METAL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59]));2);&quot;&quot;)" office:value-type="string" office:string-value="STONE_PENETRATION" calcext:value-type="string">
            <text:p>STONE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0]));2);&quot;&quot;)" office:value-type="string" office:string-value="CRYSTAL_PENETRATION" calcext:value-type="string">
            <text:p>CRYSTAL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1]));2);&quot;&quot;)" office:value-type="string" office:string-value="WATER_PENETRATION" calcext:value-type="string">
            <text:p>WATER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2]));2);&quot;&quot;)" office:value-type="string" office:string-value="ICE_PENETRATION" calcext:value-type="string">
            <text:p>ICE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3]));2);&quot;&quot;)" office:value-type="string" office:string-value="AIR_PENETRATION" calcext:value-type="string">
            <text:p>AIR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4]));2);&quot;&quot;)" office:value-type="string" office:string-value="STORM_PENETRATION" calcext:value-type="string">
            <text:p>STORM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5]));2);&quot;&quot;)" office:value-type="string" office:string-value="DIVINE_PENETRATION" calcext:value-type="string">
            <text:p>DIVINE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6]));2);&quot;&quot;)" office:value-type="string" office:string-value="LIGHT_PENETRATION" calcext:value-type="string">
            <text:p>LIGHT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7]));2);&quot;&quot;)" office:value-type="string" office:string-value="DARK_PENETRATION" calcext:value-type="string">
            <text:p>DARK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8]));2);&quot;&quot;)" office:value-type="string" office:string-value="SHADOW_PENETRATION" calcext:value-type="string">
            <text:p>SHADOW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69]));2);&quot;&quot;)" office:value-type="string" office:string-value="NATURE_PENETRATION" calcext:value-type="string">
            <text:p>NATURE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0]));2);&quot;&quot;)" office:value-type="string" office:string-value="ANIMAL_PENETRATION" calcext:value-type="string">
            <text:p>ANIMAL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1]));2);&quot;&quot;)" office:value-type="string" office:string-value="PLANT_PENETRATION" calcext:value-type="string">
            <text:p>PLANT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2]));2);&quot;&quot;)" office:value-type="string" office:string-value="EARTH_PENETRATION" calcext:value-type="string">
            <text:p>EARTH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3]));2);&quot;&quot;)" office:value-type="string" office:string-value="SPIRIT_PENETRATION" calcext:value-type="string">
            <text:p>SPIRIT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4]));2);&quot;&quot;)" office:value-type="string" office:string-value="ARCANE_PENETRATION" calcext:value-type="string">
            <text:p>ARCANE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5]));2);&quot;&quot;)" office:value-type="string" office:string-value="TIME_PENETRATION" calcext:value-type="string">
            <text:p>TIME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6]));2);&quot;&quot;)" office:value-type="string" office:string-value="SPACE_PENETRATION" calcext:value-type="string">
            <text:p>SPACE_PENETRATION</text:p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7]));2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8]));2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79]));2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0]));2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1]));2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2]));2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3]));2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4]));2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5]));2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6]));2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7]));2);&quot;&quot;)">
            <text:p/>
          </table:table-cell>
          <table:table-cell table:number-columns-repeated="5"/>
        </table:table-row>
        <table:table-row table:style-name="ro1">
          <table:table-cell/>
          <table:table-cell table:formula="of:=IFERROR(INDEX([Magical.$B$2:.$G$500]; SMALL(IF(([.B$3]=[Magical.$B$2:.$B$500]); ROW([Magical.$B$2:.$B$500])-MIN(ROW([Magical.$B$2:.$B$500]))+1;&quot;&quot;);ROWS([.$A$1:.$A188]));2);&quot;&quot;)">
            <text:p/>
          </table:table-cell>
          <table:table-cell table:number-columns-repeated="5"/>
        </table:table-row>
      </table:table>
      <table:table table:name="Physical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R Feat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F Fea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NESS_1</text:p>
          </table:table-cell>
          <table:table-cell office:value-type="string" calcext:value-type="string">
            <text:p>Improved Toughnes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Toughness</text:p>
          </table:table-cell>
          <table:table-cell office:value-type="string" calcext:value-type="string">
            <text:p>unit/attribute-change -unit UNIT_ID -attribute TOUGHNESS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NESS_2</text:p>
          </table:table-cell>
          <table:table-cell office:value-type="string" calcext:value-type="string">
            <text:p>Improved Toughn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UGHNESS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Toughness</text:p>
          </table:table-cell>
          <table:table-cell office:value-type="string" calcext:value-type="string">
            <text:p>unit/attribute-change -unit UNIT_ID -attribute TOUGHNESS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NESS_3</text:p>
          </table:table-cell>
          <table:table-cell office:value-type="string" calcext:value-type="string">
            <text:p>Improved Toughnes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UGHNESS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Toughness</text:p>
          </table:table-cell>
          <table:table-cell office:value-type="string" calcext:value-type="string">
            <text:p>unit/attribute-change -unit UNIT_ID -attribute TOUGHNESS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OUGHNESS_4</text:p>
          </table:table-cell>
          <table:table-cell office:value-type="string" calcext:value-type="string">
            <text:p>Improved Toughnes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OUGHNESS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Toughness</text:p>
          </table:table-cell>
          <table:table-cell office:value-type="string" calcext:value-type="string">
            <text:p>unit/attribute-change -unit UNIT_ID -attribute TOUGHNESS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TRENGTH_1</text:p>
          </table:table-cell>
          <table:table-cell office:value-type="string" calcext:value-type="string">
            <text:p>Improved Strength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Strength</text:p>
          </table:table-cell>
          <table:table-cell office:value-type="string" calcext:value-type="string">
            <text:p>unit/attribute-change -unit UNIT_ID -attribute STRENGTH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TRENGTH_2</text:p>
          </table:table-cell>
          <table:table-cell office:value-type="string" calcext:value-type="string">
            <text:p>Improved Strengt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ENGTH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Strength</text:p>
          </table:table-cell>
          <table:table-cell office:value-type="string" calcext:value-type="string">
            <text:p>unit/attribute-change -unit UNIT_ID -attribute STRENGTH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TRENGTH_3</text:p>
          </table:table-cell>
          <table:table-cell office:value-type="string" calcext:value-type="string">
            <text:p>Improved Strength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TRENGTH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Strength</text:p>
          </table:table-cell>
          <table:table-cell office:value-type="string" calcext:value-type="string">
            <text:p>unit/attribute-change -unit UNIT_ID -attribute STRENGTH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TRENGTH_4</text:p>
          </table:table-cell>
          <table:table-cell office:value-type="string" calcext:value-type="string">
            <text:p>Improved Strengt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RENGTH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Strength</text:p>
          </table:table-cell>
          <table:table-cell office:value-type="string" calcext:value-type="string">
            <text:p>unit/attribute-change -unit UNIT_ID -attribute STRENGTH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GILITY_1</text:p>
          </table:table-cell>
          <table:table-cell office:value-type="string" calcext:value-type="string">
            <text:p>Improved Agilit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Agility</text:p>
          </table:table-cell>
          <table:table-cell office:value-type="string" calcext:value-type="string">
            <text:p>unit/attribute-change -unit UNIT_ID -attribute AGILITY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GILITY_2</text:p>
          </table:table-cell>
          <table:table-cell office:value-type="string" calcext:value-type="string">
            <text:p>Improved Agilit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GILITY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Agility</text:p>
          </table:table-cell>
          <table:table-cell office:value-type="string" calcext:value-type="string">
            <text:p>unit/attribute-change -unit UNIT_ID -attribute AGILITY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GILITY_3</text:p>
          </table:table-cell>
          <table:table-cell office:value-type="string" calcext:value-type="string">
            <text:p>Improved Agilit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GILITY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Agility</text:p>
          </table:table-cell>
          <table:table-cell office:value-type="string" calcext:value-type="string">
            <text:p>unit/attribute-change -unit UNIT_ID -attribute AGILITY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GILITY_4</text:p>
          </table:table-cell>
          <table:table-cell office:value-type="string" calcext:value-type="string">
            <text:p>Improved Agilit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GILITY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Agility</text:p>
          </table:table-cell>
          <table:table-cell office:value-type="string" calcext:value-type="string">
            <text:p>unit/attribute-change -unit UNIT_ID -attribute AGILITY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RCEPTION_1</text:p>
          </table:table-cell>
          <table:table-cell office:value-type="string" calcext:value-type="string">
            <text:p>Improved Percepti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Perception</text:p>
          </table:table-cell>
          <table:table-cell office:value-type="string" calcext:value-type="string">
            <text:p>unit/attribute-change -unit UNIT_ID -attribute PERCEPTION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RCEPTION_2</text:p>
          </table:table-cell>
          <table:table-cell office:value-type="string" calcext:value-type="string">
            <text:p>Improved Percepti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ERCEPTION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Perception</text:p>
          </table:table-cell>
          <table:table-cell office:value-type="string" calcext:value-type="string">
            <text:p>unit/attribute-change -unit UNIT_ID -attribute PERCEPTION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RCEPTION_3</text:p>
          </table:table-cell>
          <table:table-cell office:value-type="string" calcext:value-type="string">
            <text:p>Improved Percep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ERCEPTION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erception</text:p>
          </table:table-cell>
          <table:table-cell office:value-type="string" calcext:value-type="string">
            <text:p>unit/attribute-change -unit UNIT_ID -attribute PERCEPTION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RCEPTION_4</text:p>
          </table:table-cell>
          <table:table-cell office:value-type="string" calcext:value-type="string">
            <text:p>Improved Percep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ERCEPTION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erception</text:p>
          </table:table-cell>
          <table:table-cell office:value-type="string" calcext:value-type="string">
            <text:p>unit/attribute-change -unit UNIT_ID -attribute PERCEPTION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CHANCE_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Crit Chance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CHANCE_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RIT_CHANCE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Crit Chance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CHANCE_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RIT_CHANCE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Crit Chance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CHANCE_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RIT_CHANCE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Crit Chance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BONUS_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Crit Bonus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BONUS_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RIT_BONUS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Crit Bonus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BONUS_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RIT_BONUS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Crit Bonus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RIT_BONUS_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RIT_BONUS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Crit Bonus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TTACK_SPEED_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Attack Speed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TTACK_SPEED_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TTACK_SPEED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Attack Speed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TTACK_SPEED_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TTACK_SPEED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Attack Speed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TTACK_SPEED_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TTACK_SPEED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Attack Speed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HIT_CHANCE_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Hit Chance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HIT_CHANCE_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IT_CHANCE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Hit Chance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HIT_CHANCE_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IT_CHANCE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Hit Chance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HIT_CHANCE_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IT_CHANCE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Hit Chance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ETRATION_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Penetration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ETRATION_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ENETRATION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Physical Penetration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ETRATION_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ENETRATION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Penetration</text:p>
          </table:table-cell>
          <table:table-cell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ETRATION_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ENETRATION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Physical Penetration</text:p>
          </table:table-cell>
          <table:table-cell/>
        </table:table-row>
      </table:table>
      <table:table table:name="Magical" table:style-name="ta1">
        <table:table-column table:style-name="co8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R Feat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F Fea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AITH_1</text:p>
          </table:table-cell>
          <table:table-cell office:value-type="string" calcext:value-type="string">
            <text:p>Improved Faith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Faith</text:p>
          </table:table-cell>
          <table:table-cell office:value-type="string" calcext:value-type="string">
            <text:p>unit/attribute-change -unit UNIT_ID -attribute FAITH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AITH_2</text:p>
          </table:table-cell>
          <table:table-cell office:value-type="string" calcext:value-type="string">
            <text:p>Improved Fait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ITH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Faith</text:p>
          </table:table-cell>
          <table:table-cell office:value-type="string" calcext:value-type="string">
            <text:p>unit/attribute-change -unit UNIT_ID -attribute FAITH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AITH_3</text:p>
          </table:table-cell>
          <table:table-cell office:value-type="string" calcext:value-type="string">
            <text:p>Improved Faith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ITH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Faith</text:p>
          </table:table-cell>
          <table:table-cell office:value-type="string" calcext:value-type="string">
            <text:p>unit/attribute-change -unit UNIT_ID -attribute FAITH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AITH_4</text:p>
          </table:table-cell>
          <table:table-cell office:value-type="string" calcext:value-type="string">
            <text:p>Improved Fait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AITH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Faith</text:p>
          </table:table-cell>
          <table:table-cell office:value-type="string" calcext:value-type="string">
            <text:p>unit/attribute-change -unit UNIT_ID -attribute FAITH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SDOM_1</text:p>
          </table:table-cell>
          <table:table-cell office:value-type="string" calcext:value-type="string">
            <text:p>Improved Wisdo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Wisdom</text:p>
          </table:table-cell>
          <table:table-cell office:value-type="string" calcext:value-type="string">
            <text:p>unit/attribute-change -unit UNIT_ID -attribute WISDOM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SDOM_2</text:p>
          </table:table-cell>
          <table:table-cell office:value-type="string" calcext:value-type="string">
            <text:p>Improved Wisdo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SDOM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Wisdom</text:p>
          </table:table-cell>
          <table:table-cell office:value-type="string" calcext:value-type="string">
            <text:p>unit/attribute-change -unit UNIT_ID -attribute WISDOM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SDOM_3</text:p>
          </table:table-cell>
          <table:table-cell office:value-type="string" calcext:value-type="string">
            <text:p>Improved Wisdo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SDOM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Wisdom</text:p>
          </table:table-cell>
          <table:table-cell office:value-type="string" calcext:value-type="string">
            <text:p>unit/attribute-change -unit UNIT_ID -attribute WISDOM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SDOM_4</text:p>
          </table:table-cell>
          <table:table-cell office:value-type="string" calcext:value-type="string">
            <text:p>Improved Wisdo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SDOM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Wisdom</text:p>
          </table:table-cell>
          <table:table-cell office:value-type="string" calcext:value-type="string">
            <text:p>unit/attribute-change -unit UNIT_ID -attribute WISDOM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NTELLIGENCE_1</text:p>
          </table:table-cell>
          <table:table-cell office:value-type="string" calcext:value-type="string">
            <text:p>Improved Intelligenc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Intelligence</text:p>
          </table:table-cell>
          <table:table-cell office:value-type="string" calcext:value-type="string">
            <text:p>unit/attribute-change -unit UNIT_ID -attribute INTELLIGENCE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NTELLIGENCE_2</text:p>
          </table:table-cell>
          <table:table-cell office:value-type="string" calcext:value-type="string">
            <text:p>Improved Intelligenc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TELLIGENCE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Intelligence</text:p>
          </table:table-cell>
          <table:table-cell office:value-type="string" calcext:value-type="string">
            <text:p>unit/attribute-change -unit UNIT_ID -attribute INTELLIGENCE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NTELLIGENCE_3</text:p>
          </table:table-cell>
          <table:table-cell office:value-type="string" calcext:value-type="string">
            <text:p>Improved Intelligenc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TELLIGENCE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Intelligence</text:p>
          </table:table-cell>
          <table:table-cell office:value-type="string" calcext:value-type="string">
            <text:p>unit/attribute-change -unit UNIT_ID -attribute INTELLIGENCE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NTELLIGENCE_4</text:p>
          </table:table-cell>
          <table:table-cell office:value-type="string" calcext:value-type="string">
            <text:p>Improved Intelligenc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NTELLIGENCE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Intelligence</text:p>
          </table:table-cell>
          <table:table-cell office:value-type="string" calcext:value-type="string">
            <text:p>unit/attribute-change -unit UNIT_ID -attribute INTELLIGENCE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LLPOWER_1</text:p>
          </table:table-cell>
          <table:table-cell office:value-type="string" calcext:value-type="string">
            <text:p>Improved Willpow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Willpower</text:p>
          </table:table-cell>
          <table:table-cell office:value-type="string" calcext:value-type="string">
            <text:p>unit/attribute-change -unit UNIT_ID -attribute WILLPOWER -mode fixed -amount 1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LLPOWER_2</text:p>
          </table:table-cell>
          <table:table-cell office:value-type="string" calcext:value-type="string">
            <text:p>Improved Willpow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LLPOWER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Willpower</text:p>
          </table:table-cell>
          <table:table-cell office:value-type="string" calcext:value-type="string">
            <text:p>unit/attribute-change -unit UNIT_ID -attribute WILLPOWER -mode fixed -amount 2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LLPOWER_3</text:p>
          </table:table-cell>
          <table:table-cell office:value-type="string" calcext:value-type="string">
            <text:p>Improved Willpow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LLPOWER_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Willpower</text:p>
          </table:table-cell>
          <table:table-cell office:value-type="string" calcext:value-type="string">
            <text:p>unit/attribute-change -unit UNIT_ID -attribute WILLPOWER -mode fixed -amount 5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ILLPOWER_4</text:p>
          </table:table-cell>
          <table:table-cell office:value-type="string" calcext:value-type="string">
            <text:p>Improved Willpow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LLPOWER_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ase Willpower</text:p>
          </table:table-cell>
          <table:table-cell office:value-type="string" calcext:value-type="string">
            <text:p>unit/attribute-change -unit UNIT_ID -attribute WILLPOWER -mode fixed -amount 1000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ELL_CASTING_1</text:p>
          </table:table-cell>
          <table:table-cell office:value-type="string" calcext:value-type="string">
            <text:p>Improved Spell Castin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ncrease Spell Casting Skill</text:p>
          </table:table-cell>
          <table:table-cell office:value-type="string" calcext:value-type="string">
            <text:p>unit/attribute-change -unit UNIT_ID -skill SPELL_CASTING -mode fixed -amount 1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ELL_CASTING_2</text:p>
          </table:table-cell>
          <table:table-cell office:value-type="string" calcext:value-type="string">
            <text:p>Improved Spell Casti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PELL_CASTING_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Spell Casting Skill</text:p>
          </table:table-cell>
          <table:table-cell office:value-type="string" calcext:value-type="string">
            <text:p>unit/attribute-change -unit UNIT_ID -skill SPELL_CASTING -mode fixed -amount 1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ELL_CASTING_3</text:p>
          </table:table-cell>
          <table:table-cell office:value-type="string" calcext:value-type="string">
            <text:p>Improved Spell Casting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PELL_CASTING_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Spell Casting Skill</text:p>
          </table:table-cell>
          <table:table-cell office:value-type="string" calcext:value-type="string">
            <text:p>unit/attribute-change -unit UNIT_ID -skill SPELL_CASTING -mode fixed -amount 1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ELL_CASTING_4</text:p>
          </table:table-cell>
          <table:table-cell office:value-type="string" calcext:value-type="string">
            <text:p>Improved Spell Casting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PELL_CASTING_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crease Spell Casting Skill</text:p>
          </table:table-cell>
          <table:table-cell office:value-type="string" calcext:value-type="string">
            <text:p>unit/attribute-change -unit UNIT_ID -skill SPELL_CASTING -mode fixed -amount 1 -track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LEMENTAL_CASTING</text:p>
          </table:table-cell>
          <table:table-cell office:value-type="string" calcext:value-type="string">
            <text:p>Elemental Casting Speciali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ELL_CASTING_3</text:p>
          </table:table-cell>
          <table:table-cell/>
          <table:table-cell office:value-type="string" calcext:value-type="string">
            <text:p>DIVINE_CASTING</text:p>
            <text:p>NATURE_CASTING</text:p>
            <text:p>ARCANE_CAS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 Elemental Spell Casting</text:p>
          </table:table-cell>
          <table:table-cell office:value-type="string" calcext:value-type="string">
            <text:p>unit/attribute-change -unit UNIT_ID -skill ELEMENTAL_SPELL_CASTING -mode fixed -amount 2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IRE_CASTING</text:p>
          </table:table-cell>
          <table:table-cell office:value-type="string" calcext:value-type="string">
            <text:p>Fire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Fire Spell Casting</text:p>
          </table:table-cell>
          <table:table-cell office:value-type="string" calcext:value-type="string">
            <text:p>unit/attribute-change -unit UNIT_ID -skill FIRE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METAL_CASTING</text:p>
          </table:table-cell>
          <table:table-cell office:value-type="string" calcext:value-type="string">
            <text:p>Metal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Metal Spell Casting</text:p>
          </table:table-cell>
          <table:table-cell office:value-type="string" calcext:value-type="string">
            <text:p>unit/attribute-change -unit UNIT_ID -skill METAL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NE_CASTING</text:p>
          </table:table-cell>
          <table:table-cell office:value-type="string" calcext:value-type="string">
            <text:p>Stone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Stone Spell Casting</text:p>
          </table:table-cell>
          <table:table-cell office:value-type="string" calcext:value-type="string">
            <text:p>unit/attribute-change -unit UNIT_ID -skill STONE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YSTAL_CASTING</text:p>
          </table:table-cell>
          <table:table-cell office:value-type="string" calcext:value-type="string">
            <text:p>Crystal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Crystal Spell Casting</text:p>
          </table:table-cell>
          <table:table-cell office:value-type="string" calcext:value-type="string">
            <text:p>unit/attribute-change -unit UNIT_ID -skill CRYSTAL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ATER_CASTING</text:p>
          </table:table-cell>
          <table:table-cell office:value-type="string" calcext:value-type="string">
            <text:p>Water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Water Spell Casting</text:p>
          </table:table-cell>
          <table:table-cell office:value-type="string" calcext:value-type="string">
            <text:p>unit/attribute-change -unit UNIT_ID -skill WATER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CE_CASTING</text:p>
          </table:table-cell>
          <table:table-cell office:value-type="string" calcext:value-type="string">
            <text:p>Ice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Ice Spell Casting</text:p>
          </table:table-cell>
          <table:table-cell office:value-type="string" calcext:value-type="string">
            <text:p>unit/attribute-change -unit UNIT_ID -skill ICE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IR_CASTING</text:p>
          </table:table-cell>
          <table:table-cell office:value-type="string" calcext:value-type="string">
            <text:p>Air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Air Spell Casting</text:p>
          </table:table-cell>
          <table:table-cell office:value-type="string" calcext:value-type="string">
            <text:p>unit/attribute-change -unit UNIT_ID -skill AIR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RM_CASTING</text:p>
          </table:table-cell>
          <table:table-cell office:value-type="string" calcext:value-type="string">
            <text:p>Storm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EMENTAL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Storm Spell Casting</text:p>
          </table:table-cell>
          <table:table-cell office:value-type="string" calcext:value-type="string">
            <text:p>unit/attribute-change -unit UNIT_ID -skill STORM_SPELL_CASTING -mode fixed -amount 3 -track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IVINE_CASTING</text:p>
          </table:table-cell>
          <table:table-cell office:value-type="string" calcext:value-type="string">
            <text:p>Divine Casting Speciali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ELL_CASTING_3</text:p>
          </table:table-cell>
          <table:table-cell/>
          <table:table-cell office:value-type="string" calcext:value-type="string">
            <text:p>ELEMENTAL_CASTING</text:p>
            <text:p>NATURE_CASTING</text:p>
            <text:p>ARCANE_CAS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 Divine Spell Casting</text:p>
          </table:table-cell>
          <table:table-cell office:value-type="string" calcext:value-type="string">
            <text:p>unit/attribute-change -unit UNIT_ID -skill DIVINE_SPELL_CASTING -mode fixed -amount 2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LIGHT_CASTING</text:p>
          </table:table-cell>
          <table:table-cell office:value-type="string" calcext:value-type="string">
            <text:p>Light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VI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Light Spell Casting</text:p>
          </table:table-cell>
          <table:table-cell office:value-type="string" calcext:value-type="string">
            <text:p>unit/attribute-change -unit UNIT_ID -skill LIGHT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ARK_CASTING</text:p>
          </table:table-cell>
          <table:table-cell office:value-type="string" calcext:value-type="string">
            <text:p>Dark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VI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Dark Spell Casting</text:p>
          </table:table-cell>
          <table:table-cell office:value-type="string" calcext:value-type="string">
            <text:p>unit/attribute-change -unit UNIT_ID -skill DARK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HADOW_CASTING</text:p>
          </table:table-cell>
          <table:table-cell office:value-type="string" calcext:value-type="string">
            <text:p>Shadow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VI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Shadow Spell Casting</text:p>
          </table:table-cell>
          <table:table-cell office:value-type="string" calcext:value-type="string">
            <text:p>unit/attribute-change -unit UNIT_ID -skill SHADOW_SPELL_CASTING -mode fixed -amount 3 -track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NATURE_CASTING</text:p>
          </table:table-cell>
          <table:table-cell office:value-type="string" calcext:value-type="string">
            <text:p>Nature Casting Speciali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ELL_CASTING_3</text:p>
          </table:table-cell>
          <table:table-cell/>
          <table:table-cell office:value-type="string" calcext:value-type="string">
            <text:p>DIVINE_CASTING</text:p>
            <text:p>ELEMENTAL_CASTING</text:p>
            <text:p>ARCANE_CAS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 Nature Spell Casting</text:p>
          </table:table-cell>
          <table:table-cell office:value-type="string" calcext:value-type="string">
            <text:p>unit/attribute-change -unit UNIT_ID -skill NATURE_SPELL_CASTING -mode fixed -amount 2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NIMAL_CASTING</text:p>
          </table:table-cell>
          <table:table-cell office:value-type="string" calcext:value-type="string">
            <text:p>Animal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TUR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Animal Spell Casting</text:p>
          </table:table-cell>
          <table:table-cell office:value-type="string" calcext:value-type="string">
            <text:p>unit/attribute-change -unit UNIT_ID -skill ANIMAL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LANT_CASTING</text:p>
          </table:table-cell>
          <table:table-cell office:value-type="string" calcext:value-type="string">
            <text:p>Plant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TUR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Plant Spell Casting</text:p>
          </table:table-cell>
          <table:table-cell office:value-type="string" calcext:value-type="string">
            <text:p>unit/attribute-change -unit UNIT_ID -skill PLANT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ARTH_CASTING</text:p>
          </table:table-cell>
          <table:table-cell office:value-type="string" calcext:value-type="string">
            <text:p>Earth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TUR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Earth Spell Casting</text:p>
          </table:table-cell>
          <table:table-cell office:value-type="string" calcext:value-type="string">
            <text:p>unit/attribute-change -unit UNIT_ID -skill EARTH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IRIT_CASTING</text:p>
          </table:table-cell>
          <table:table-cell office:value-type="string" calcext:value-type="string">
            <text:p>Spirit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TUR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Spirit Spell Casting</text:p>
          </table:table-cell>
          <table:table-cell office:value-type="string" calcext:value-type="string">
            <text:p>unit/attribute-change -unit UNIT_ID -skill SPIRIT_SPELL_CASTING -mode fixed -amount 3 -track</text:p>
          </table:table-cell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RCANE_CASTING</text:p>
          </table:table-cell>
          <table:table-cell office:value-type="string" calcext:value-type="string">
            <text:p>Arcane Casting Speciali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ELL_CASTING_3</text:p>
          </table:table-cell>
          <table:table-cell/>
          <table:table-cell office:value-type="string" calcext:value-type="string">
            <text:p>DIVINE_CASTING</text:p>
            <text:p>NATURE_CASTING</text:p>
            <text:p>ELEMENTAL_CAS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 Arcane Spell Casting</text:p>
          </table:table-cell>
          <table:table-cell office:value-type="string" calcext:value-type="string">
            <text:p>unit/attribute-change -unit UNIT_ID -skill ARCANE_SPELL_CASTING -mode fixed -amount 2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TIME_CASTING</text:p>
          </table:table-cell>
          <table:table-cell office:value-type="string" calcext:value-type="string">
            <text:p>Time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RCA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Time Spell Casting</text:p>
          </table:table-cell>
          <table:table-cell office:value-type="string" calcext:value-type="string">
            <text:p>unit/attribute-change -unit UNIT_ID -skill TIME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ACE_CASTING</text:p>
          </table:table-cell>
          <table:table-cell office:value-type="string" calcext:value-type="string">
            <text:p>Space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RCA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Space Spell Casting</text:p>
          </table:table-cell>
          <table:table-cell office:value-type="string" calcext:value-type="string">
            <text:p>unit/attribute-change -unit UNIT_ID -skill SPACE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ORCE_CASTING</text:p>
          </table:table-cell>
          <table:table-cell office:value-type="string" calcext:value-type="string">
            <text:p>Force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RCA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Force Spell Casting</text:p>
          </table:table-cell>
          <table:table-cell office:value-type="string" calcext:value-type="string">
            <text:p>unit/attribute-change -unit UNIT_ID -skill FORCE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ERGY_CASTING</text:p>
          </table:table-cell>
          <table:table-cell office:value-type="string" calcext:value-type="string">
            <text:p>Energy Casting Ma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RCANE_CAST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crease Energy Spell Casting</text:p>
          </table:table-cell>
          <table:table-cell office:value-type="string" calcext:value-type="string">
            <text:p>unit/attribute-change -unit UNIT_ID -skill ENERGY_SPELL_CASTING -mode fixed -amount 3 -track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IT_CHANCE_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IT_CHANCE_2</text:p>
          </table:table-cell>
          <table:table-cell table:number-columns-repeated="4"/>
          <table:table-cell office:value-type="string" calcext:value-type="string">
            <text:p>CRIT_CHANCE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IT_CHANCE_3</text:p>
          </table:table-cell>
          <table:table-cell table:number-columns-repeated="4"/>
          <table:table-cell office:value-type="string" calcext:value-type="string">
            <text:p>CRIT_CHANCE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IT_CHANCE_4</text:p>
          </table:table-cell>
          <table:table-cell table:number-columns-repeated="4"/>
          <table:table-cell office:value-type="string" calcext:value-type="string">
            <text:p>CRIT_CHANCE_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LEMENTAL_CRIT_CHANCE</text:p>
          </table:table-cell>
          <table:table-cell table:number-columns-repeated="4"/>
          <table:table-cell office:value-type="string" calcext:value-type="string">
            <text:p>SPELL_CRIT_CHANCE_3</text:p>
          </table:table-cell>
          <table:table-cell/>
          <table:table-cell office:value-type="string" calcext:value-type="string">
            <text:p>DIVINE_CRIT_CHANCE</text:p>
            <text:p>NATURE_CRIT_CHANCE</text:p>
            <text:p>ARCANE_CRIT_CH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IRE_CRIT_CHANCE</text:p>
          </table:table-cell>
          <table:table-cell table:number-columns-repeated="4"/>
          <table:table-cell office:value-type="string" calcext:value-type="string">
            <text:p>ELEMENTAL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METAL_CRIT_CHANCE</text:p>
          </table:table-cell>
          <table:table-cell table:number-columns-repeated="4"/>
          <table:table-cell office:value-type="string" calcext:value-type="string">
            <text:p>ELEMENTAL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NE_CRIT_CHANCE</text:p>
          </table:table-cell>
          <table:table-cell table:number-columns-repeated="4"/>
          <table:table-cell office:value-type="string" calcext:value-type="string">
            <text:p>ELEMENTAL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YSTAL_CRIT_CHANCE</text:p>
          </table:table-cell>
          <table:table-cell table:number-columns-repeated="4"/>
          <table:table-cell office:value-type="string" calcext:value-type="string">
            <text:p>ELEMENTAL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ATER_CRIT_CHANCE</text:p>
          </table:table-cell>
          <table:table-cell table:number-columns-repeated="4"/>
          <table:table-cell office:value-type="string" calcext:value-type="string">
            <text:p>ELEMENTAL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CE_CRIT_CHANCE</text:p>
          </table:table-cell>
          <table:table-cell table:number-columns-repeated="4"/>
          <table:table-cell office:value-type="string" calcext:value-type="string">
            <text:p>ELEMENTAL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IR_CRIT_CHANCE</text:p>
          </table:table-cell>
          <table:table-cell table:number-columns-repeated="4"/>
          <table:table-cell office:value-type="string" calcext:value-type="string">
            <text:p>ELEMENTAL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RM_CRIT_CHANCE</text:p>
          </table:table-cell>
          <table:table-cell table:number-columns-repeated="4"/>
          <table:table-cell office:value-type="string" calcext:value-type="string">
            <text:p>ELEMENTAL_CRIT_CH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IVINE_CRIT_CHANCE</text:p>
          </table:table-cell>
          <table:table-cell table:number-columns-repeated="4"/>
          <table:table-cell office:value-type="string" calcext:value-type="string">
            <text:p>SPELL_CRIT_CHANCE_3</text:p>
          </table:table-cell>
          <table:table-cell/>
          <table:table-cell office:value-type="string" calcext:value-type="string">
            <text:p>ELEMENTAL_CRIT_CHANCE</text:p>
            <text:p>NATURE_CRIT_CHANCE</text:p>
            <text:p>ARCANE_CRIT_CH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LIGHT_CRIT_CHANCE</text:p>
          </table:table-cell>
          <table:table-cell table:number-columns-repeated="4"/>
          <table:table-cell office:value-type="string" calcext:value-type="string">
            <text:p>DIVINE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ARK_CRIT_CHANCE</text:p>
          </table:table-cell>
          <table:table-cell table:number-columns-repeated="4"/>
          <table:table-cell office:value-type="string" calcext:value-type="string">
            <text:p>DIVINE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HADOW_CRIT_CHANCE</text:p>
          </table:table-cell>
          <table:table-cell table:number-columns-repeated="4"/>
          <table:table-cell office:value-type="string" calcext:value-type="string">
            <text:p>DIVINE_CRIT_CH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NATURE_CRIT_CHANCE</text:p>
          </table:table-cell>
          <table:table-cell table:number-columns-repeated="4"/>
          <table:table-cell office:value-type="string" calcext:value-type="string">
            <text:p>SPELL_CRIT_CHANCE_3</text:p>
          </table:table-cell>
          <table:table-cell/>
          <table:table-cell office:value-type="string" calcext:value-type="string">
            <text:p>DIVINE_CRIT_CHANCE</text:p>
            <text:p>ELEMENTAL_CRIT_CHANCE</text:p>
            <text:p>ARCANE_CRIT_CH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NIMAL_CRIT_CHANCE</text:p>
          </table:table-cell>
          <table:table-cell table:number-columns-repeated="4"/>
          <table:table-cell office:value-type="string" calcext:value-type="string">
            <text:p>NATURE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LANT_CRIT_CHANCE</text:p>
          </table:table-cell>
          <table:table-cell table:number-columns-repeated="4"/>
          <table:table-cell office:value-type="string" calcext:value-type="string">
            <text:p>NATURE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ARTH_CRIT_CHANCE</text:p>
          </table:table-cell>
          <table:table-cell table:number-columns-repeated="4"/>
          <table:table-cell office:value-type="string" calcext:value-type="string">
            <text:p>NATURE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IRIT_CRIT_CHANCE</text:p>
          </table:table-cell>
          <table:table-cell table:number-columns-repeated="4"/>
          <table:table-cell office:value-type="string" calcext:value-type="string">
            <text:p>NATURE_CRIT_CH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RCANE_CRIT_CHANCE</text:p>
          </table:table-cell>
          <table:table-cell table:number-columns-repeated="4"/>
          <table:table-cell office:value-type="string" calcext:value-type="string">
            <text:p>SPELL_CRIT_CHANCE_3</text:p>
          </table:table-cell>
          <table:table-cell/>
          <table:table-cell office:value-type="string" calcext:value-type="string">
            <text:p>DIVINE_CRIT_CHANCE</text:p>
            <text:p>NATURE_CRIT_CHANCE</text:p>
            <text:p>ELEMENTAL_CRIT_CH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TIME_CRIT_CHANCE</text:p>
          </table:table-cell>
          <table:table-cell table:number-columns-repeated="4"/>
          <table:table-cell office:value-type="string" calcext:value-type="string">
            <text:p>ARCANE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ACE_CRIT_CHANCE</text:p>
          </table:table-cell>
          <table:table-cell table:number-columns-repeated="4"/>
          <table:table-cell office:value-type="string" calcext:value-type="string">
            <text:p>ARCANE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ORCE_CRIT_CHANCE</text:p>
          </table:table-cell>
          <table:table-cell table:number-columns-repeated="4"/>
          <table:table-cell office:value-type="string" calcext:value-type="string">
            <text:p>ARCANE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ERGY_CRIT_CHANCE</text:p>
          </table:table-cell>
          <table:table-cell table:number-columns-repeated="4"/>
          <table:table-cell office:value-type="string" calcext:value-type="string">
            <text:p>ARCANE_CR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2</text:p>
          </table:table-cell>
          <table:table-cell table:number-columns-repeated="4"/>
          <table:table-cell office:value-type="string" calcext:value-type="string">
            <text:p>CAST_SPEED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3</text:p>
          </table:table-cell>
          <table:table-cell table:number-columns-repeated="4"/>
          <table:table-cell office:value-type="string" calcext:value-type="string">
            <text:p>CAST_SPEED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4</text:p>
          </table:table-cell>
          <table:table-cell table:number-columns-repeated="4"/>
          <table:table-cell office:value-type="string" calcext:value-type="string">
            <text:p>CAST_SPEED_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LEMENTAL_CAST_SPEED</text:p>
          </table:table-cell>
          <table:table-cell table:number-columns-repeated="4"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DIVINE_CAST_SPEED</text:p>
            <text:p>NATURE_CAST_SPEED</text:p>
            <text:p>ARCANE_CAST_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IRE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METAL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NE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YSTAL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ATER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CE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IR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RM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IVINE_CAST_SPEED</text:p>
          </table:table-cell>
          <table:table-cell table:number-columns-repeated="4"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ELEMENTAL_CAST_SPEED</text:p>
            <text:p>NATURE_CAST_SPEED</text:p>
            <text:p>ARCANE_CAST_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LIGHT_CAST_SPEED</text:p>
          </table:table-cell>
          <table:table-cell table:number-columns-repeated="4"/>
          <table:table-cell office:value-type="string" calcext:value-type="string">
            <text:p>DIVIN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ARK_CAST_SPEED</text:p>
          </table:table-cell>
          <table:table-cell table:number-columns-repeated="4"/>
          <table:table-cell office:value-type="string" calcext:value-type="string">
            <text:p>DIVIN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HADOW_CAST_SPEED</text:p>
          </table:table-cell>
          <table:table-cell table:number-columns-repeated="4"/>
          <table:table-cell office:value-type="string" calcext:value-type="string">
            <text:p>DIVINE_CAST_SPE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NATURE_CAST_SPEED</text:p>
          </table:table-cell>
          <table:table-cell table:number-columns-repeated="4"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DIVINE_CAST_SPEED</text:p>
            <text:p>ELEMENTAL_CAST_SPEED</text:p>
            <text:p>ARCANE_CAST_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NIMAL_CAST_SPEED</text:p>
          </table:table-cell>
          <table:table-cell table:number-columns-repeated="4"/>
          <table:table-cell office:value-type="string" calcext:value-type="string">
            <text:p>NATUR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LANT_CAST_SPEED</text:p>
          </table:table-cell>
          <table:table-cell table:number-columns-repeated="4"/>
          <table:table-cell office:value-type="string" calcext:value-type="string">
            <text:p>NATUR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ARTH_CAST_SPEED</text:p>
          </table:table-cell>
          <table:table-cell table:number-columns-repeated="4"/>
          <table:table-cell office:value-type="string" calcext:value-type="string">
            <text:p>NATUR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IRIT_CAST_SPEED</text:p>
          </table:table-cell>
          <table:table-cell table:number-columns-repeated="4"/>
          <table:table-cell office:value-type="string" calcext:value-type="string">
            <text:p>NATURE_CAST_SPE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RCANE_CAST_SPEED</text:p>
          </table:table-cell>
          <table:table-cell table:number-columns-repeated="4"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DIVINE_CAST_SPEED</text:p>
            <text:p>NATURE_CAST_SPEED</text:p>
            <text:p>ELEMENTAL_CAST_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TIME_CAST_SPEED</text:p>
          </table:table-cell>
          <table:table-cell table:number-columns-repeated="4"/>
          <table:table-cell office:value-type="string" calcext:value-type="string">
            <text:p>ARCAN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ACE_CAST_SPEED</text:p>
          </table:table-cell>
          <table:table-cell table:number-columns-repeated="4"/>
          <table:table-cell office:value-type="string" calcext:value-type="string">
            <text:p>ARCAN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ORCE_CAST_SPEED</text:p>
          </table:table-cell>
          <table:table-cell table:number-columns-repeated="4"/>
          <table:table-cell office:value-type="string" calcext:value-type="string">
            <text:p>ARCAN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ERGY_CAST_SPEED</text:p>
          </table:table-cell>
          <table:table-cell table:number-columns-repeated="4"/>
          <table:table-cell office:value-type="string" calcext:value-type="string">
            <text:p>ARCAN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2</text:p>
          </table:table-cell>
          <table:table-cell table:number-columns-repeated="4"/>
          <table:table-cell office:value-type="string" calcext:value-type="string">
            <text:p>CAST_SPEED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3</text:p>
          </table:table-cell>
          <table:table-cell table:number-columns-repeated="4"/>
          <table:table-cell office:value-type="string" calcext:value-type="string">
            <text:p>CAST_SPEED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AST_SPEED_4</text:p>
          </table:table-cell>
          <table:table-cell table:number-columns-repeated="4"/>
          <table:table-cell office:value-type="string" calcext:value-type="string">
            <text:p>CAST_SPEED_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LEMENTAL_CAST_SPEED</text:p>
          </table:table-cell>
          <table:table-cell table:number-columns-repeated="4"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DIVINE_CAST_SPEED</text:p>
            <text:p>NATURE_CAST_SPEED</text:p>
            <text:p>ARCANE_CAST_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IRE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METAL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NE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YSTAL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ATER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CE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IR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RM_CAST_SPEED</text:p>
          </table:table-cell>
          <table:table-cell table:number-columns-repeated="4"/>
          <table:table-cell office:value-type="string" calcext:value-type="string">
            <text:p>ELEMENTAL_CAST_SPE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IVINE_CAST_SPEED</text:p>
          </table:table-cell>
          <table:table-cell table:number-columns-repeated="4"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ELEMENTAL_CAST_SPEED</text:p>
            <text:p>NATURE_CAST_SPEED</text:p>
            <text:p>ARCANE_CAST_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LIGHT_CAST_SPEED</text:p>
          </table:table-cell>
          <table:table-cell table:number-columns-repeated="4"/>
          <table:table-cell office:value-type="string" calcext:value-type="string">
            <text:p>DIVIN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ARK_CAST_SPEED</text:p>
          </table:table-cell>
          <table:table-cell table:number-columns-repeated="4"/>
          <table:table-cell office:value-type="string" calcext:value-type="string">
            <text:p>DIVIN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HADOW_CAST_SPEED</text:p>
          </table:table-cell>
          <table:table-cell table:number-columns-repeated="4"/>
          <table:table-cell office:value-type="string" calcext:value-type="string">
            <text:p>DIVINE_CAST_SPE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NATURE_CAST_SPEED</text:p>
          </table:table-cell>
          <table:table-cell table:number-columns-repeated="4"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DIVINE_CAST_SPEED</text:p>
            <text:p>ELEMENTAL_CAST_SPEED</text:p>
            <text:p>ARCANE_CAST_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NIMAL_CAST_SPEED</text:p>
          </table:table-cell>
          <table:table-cell table:number-columns-repeated="4"/>
          <table:table-cell office:value-type="string" calcext:value-type="string">
            <text:p>NATUR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LANT_CAST_SPEED</text:p>
          </table:table-cell>
          <table:table-cell table:number-columns-repeated="4"/>
          <table:table-cell office:value-type="string" calcext:value-type="string">
            <text:p>NATUR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ARTH_CAST_SPEED</text:p>
          </table:table-cell>
          <table:table-cell table:number-columns-repeated="4"/>
          <table:table-cell office:value-type="string" calcext:value-type="string">
            <text:p>NATUR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IRIT_CAST_SPEED</text:p>
          </table:table-cell>
          <table:table-cell table:number-columns-repeated="4"/>
          <table:table-cell office:value-type="string" calcext:value-type="string">
            <text:p>NATURE_CAST_SPE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RCANE_CAST_SPEED</text:p>
          </table:table-cell>
          <table:table-cell table:number-columns-repeated="4"/>
          <table:table-cell office:value-type="string" calcext:value-type="string">
            <text:p>SPELL_CAST_SPEED_3</text:p>
          </table:table-cell>
          <table:table-cell/>
          <table:table-cell office:value-type="string" calcext:value-type="string">
            <text:p>DIVINE_CAST_SPEED</text:p>
            <text:p>NATURE_CAST_SPEED</text:p>
            <text:p>ELEMENTAL_CAST_SP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TIME_CAST_SPEED</text:p>
          </table:table-cell>
          <table:table-cell table:number-columns-repeated="4"/>
          <table:table-cell office:value-type="string" calcext:value-type="string">
            <text:p>ARCAN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ACE_CAST_SPEED</text:p>
          </table:table-cell>
          <table:table-cell table:number-columns-repeated="4"/>
          <table:table-cell office:value-type="string" calcext:value-type="string">
            <text:p>ARCAN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ORCE_CAST_SPEED</text:p>
          </table:table-cell>
          <table:table-cell table:number-columns-repeated="4"/>
          <table:table-cell office:value-type="string" calcext:value-type="string">
            <text:p>ARCAN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ERGY_CAST_SPEED</text:p>
          </table:table-cell>
          <table:table-cell table:number-columns-repeated="4"/>
          <table:table-cell office:value-type="string" calcext:value-type="string">
            <text:p>ARCANE_CAST_SPE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HIT_CHANCE_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HIT_CHANCE_2</text:p>
          </table:table-cell>
          <table:table-cell table:number-columns-repeated="4"/>
          <table:table-cell office:value-type="string" calcext:value-type="string">
            <text:p>HIT_CHANCE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HIT_CHANCE_3</text:p>
          </table:table-cell>
          <table:table-cell table:number-columns-repeated="4"/>
          <table:table-cell office:value-type="string" calcext:value-type="string">
            <text:p>HIT_CHANCE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HIT_CHANCE_4</text:p>
          </table:table-cell>
          <table:table-cell table:number-columns-repeated="4"/>
          <table:table-cell office:value-type="string" calcext:value-type="string">
            <text:p>HIT_CHANCE_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LEMENTAL_HIT_CHANCE</text:p>
          </table:table-cell>
          <table:table-cell table:number-columns-repeated="4"/>
          <table:table-cell office:value-type="string" calcext:value-type="string">
            <text:p>SPELL_HIT_CHANCE_3</text:p>
          </table:table-cell>
          <table:table-cell/>
          <table:table-cell office:value-type="string" calcext:value-type="string">
            <text:p>DIVINE_HIT_CHANCE</text:p>
            <text:p>NATURE_HIT_CHANCE</text:p>
            <text:p>ARCANE_HIT_CH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IRE_HIT_CHANCE</text:p>
          </table:table-cell>
          <table:table-cell table:number-columns-repeated="4"/>
          <table:table-cell office:value-type="string" calcext:value-type="string">
            <text:p>ELEMENTAL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METAL_HIT_CHANCE</text:p>
          </table:table-cell>
          <table:table-cell table:number-columns-repeated="4"/>
          <table:table-cell office:value-type="string" calcext:value-type="string">
            <text:p>ELEMENTAL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NE_HIT_CHANCE</text:p>
          </table:table-cell>
          <table:table-cell table:number-columns-repeated="4"/>
          <table:table-cell office:value-type="string" calcext:value-type="string">
            <text:p>ELEMENTAL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YSTAL_HIT_CHANCE</text:p>
          </table:table-cell>
          <table:table-cell table:number-columns-repeated="4"/>
          <table:table-cell office:value-type="string" calcext:value-type="string">
            <text:p>ELEMENTAL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ATER_HIT_CHANCE</text:p>
          </table:table-cell>
          <table:table-cell table:number-columns-repeated="4"/>
          <table:table-cell office:value-type="string" calcext:value-type="string">
            <text:p>ELEMENTAL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CE_HIT_CHANCE</text:p>
          </table:table-cell>
          <table:table-cell table:number-columns-repeated="4"/>
          <table:table-cell office:value-type="string" calcext:value-type="string">
            <text:p>ELEMENTAL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IR_HIT_CHANCE</text:p>
          </table:table-cell>
          <table:table-cell table:number-columns-repeated="4"/>
          <table:table-cell office:value-type="string" calcext:value-type="string">
            <text:p>ELEMENTAL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RM_HIT_CHANCE</text:p>
          </table:table-cell>
          <table:table-cell table:number-columns-repeated="4"/>
          <table:table-cell office:value-type="string" calcext:value-type="string">
            <text:p>ELEMENTAL_HIT_CH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IVINE_HIT_CHANCE</text:p>
          </table:table-cell>
          <table:table-cell table:number-columns-repeated="4"/>
          <table:table-cell office:value-type="string" calcext:value-type="string">
            <text:p>SPELL_HIT_CHANCE_3</text:p>
          </table:table-cell>
          <table:table-cell/>
          <table:table-cell office:value-type="string" calcext:value-type="string">
            <text:p>ELEMENTAL_HIT_CHANCE</text:p>
            <text:p>NATURE_HIT_CHANCE</text:p>
            <text:p>ARCANE_HIT_CH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LIGHT_HIT_CHANCE</text:p>
          </table:table-cell>
          <table:table-cell table:number-columns-repeated="4"/>
          <table:table-cell office:value-type="string" calcext:value-type="string">
            <text:p>DIVINE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ARK_HIT_CHANCE</text:p>
          </table:table-cell>
          <table:table-cell table:number-columns-repeated="4"/>
          <table:table-cell office:value-type="string" calcext:value-type="string">
            <text:p>DIVINE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HADOW_HIT_CHANCE</text:p>
          </table:table-cell>
          <table:table-cell table:number-columns-repeated="4"/>
          <table:table-cell office:value-type="string" calcext:value-type="string">
            <text:p>DIVINE_HIT_CH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NATURE_HIT_CHANCE</text:p>
          </table:table-cell>
          <table:table-cell table:number-columns-repeated="4"/>
          <table:table-cell office:value-type="string" calcext:value-type="string">
            <text:p>SPELL_HIT_CHANCE_3</text:p>
          </table:table-cell>
          <table:table-cell/>
          <table:table-cell office:value-type="string" calcext:value-type="string">
            <text:p>DIVINE_HIT_CHANCE</text:p>
            <text:p>ELEMENTAL_HIT_CHANCE</text:p>
            <text:p>ARCANE_HIT_CH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NIMAL_HIT_CHANCE</text:p>
          </table:table-cell>
          <table:table-cell table:number-columns-repeated="4"/>
          <table:table-cell office:value-type="string" calcext:value-type="string">
            <text:p>NATURE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LANT_HIT_CHANCE</text:p>
          </table:table-cell>
          <table:table-cell table:number-columns-repeated="4"/>
          <table:table-cell office:value-type="string" calcext:value-type="string">
            <text:p>NATURE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ARTH_HIT_CHANCE</text:p>
          </table:table-cell>
          <table:table-cell table:number-columns-repeated="4"/>
          <table:table-cell office:value-type="string" calcext:value-type="string">
            <text:p>NATURE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IRIT_HIT_CHANCE</text:p>
          </table:table-cell>
          <table:table-cell table:number-columns-repeated="4"/>
          <table:table-cell office:value-type="string" calcext:value-type="string">
            <text:p>NATURE_HIT_CHA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RCANE_HIT_CHANCE</text:p>
          </table:table-cell>
          <table:table-cell table:number-columns-repeated="4"/>
          <table:table-cell office:value-type="string" calcext:value-type="string">
            <text:p>SPELL_HIT_CHANCE_3</text:p>
          </table:table-cell>
          <table:table-cell/>
          <table:table-cell office:value-type="string" calcext:value-type="string">
            <text:p>DIVINE_HIT_CHANCE</text:p>
            <text:p>NATURE_HIT_CHANCE</text:p>
            <text:p>ELEMENTAL_HIT_CH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TIME_HIT_CHANCE</text:p>
          </table:table-cell>
          <table:table-cell table:number-columns-repeated="4"/>
          <table:table-cell office:value-type="string" calcext:value-type="string">
            <text:p>ARCANE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ACE_HIT_CHANCE</text:p>
          </table:table-cell>
          <table:table-cell table:number-columns-repeated="4"/>
          <table:table-cell office:value-type="string" calcext:value-type="string">
            <text:p>ARCANE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ORCE_HIT_CHANCE</text:p>
          </table:table-cell>
          <table:table-cell table:number-columns-repeated="4"/>
          <table:table-cell office:value-type="string" calcext:value-type="string">
            <text:p>ARCANE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ERGY_HIT_CHANCE</text:p>
          </table:table-cell>
          <table:table-cell table:number-columns-repeated="4"/>
          <table:table-cell office:value-type="string" calcext:value-type="string">
            <text:p>ARCANE_HIT_CH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ENETRATION_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ENETRATION_2</text:p>
          </table:table-cell>
          <table:table-cell table:number-columns-repeated="4"/>
          <table:table-cell office:value-type="string" calcext:value-type="string">
            <text:p>PENETRATION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ENETRATION_3</text:p>
          </table:table-cell>
          <table:table-cell table:number-columns-repeated="4"/>
          <table:table-cell office:value-type="string" calcext:value-type="string">
            <text:p>PENETRATION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ENETRATION_4</text:p>
          </table:table-cell>
          <table:table-cell table:number-columns-repeated="4"/>
          <table:table-cell office:value-type="string" calcext:value-type="string">
            <text:p>PENETRATION_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LEMENTAL_PENETRATION</text:p>
          </table:table-cell>
          <table:table-cell table:number-columns-repeated="4"/>
          <table:table-cell office:value-type="string" calcext:value-type="string">
            <text:p>SPELL_PENETRATION_3</text:p>
          </table:table-cell>
          <table:table-cell/>
          <table:table-cell office:value-type="string" calcext:value-type="string">
            <text:p>DIVINE_PENETRATION</text:p>
            <text:p>NATURE_PENETRATION</text:p>
            <text:p>ARCANE_PENET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IRE_PENETRATION</text:p>
          </table:table-cell>
          <table:table-cell table:number-columns-repeated="4"/>
          <table:table-cell office:value-type="string" calcext:value-type="string">
            <text:p>ELEMENTAL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METAL_PENETRATION</text:p>
          </table:table-cell>
          <table:table-cell table:number-columns-repeated="4"/>
          <table:table-cell office:value-type="string" calcext:value-type="string">
            <text:p>ELEMENTAL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NE_PENETRATION</text:p>
          </table:table-cell>
          <table:table-cell table:number-columns-repeated="4"/>
          <table:table-cell office:value-type="string" calcext:value-type="string">
            <text:p>ELEMENTAL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CRYSTAL_PENETRATION</text:p>
          </table:table-cell>
          <table:table-cell table:number-columns-repeated="4"/>
          <table:table-cell office:value-type="string" calcext:value-type="string">
            <text:p>ELEMENTAL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WATER_PENETRATION</text:p>
          </table:table-cell>
          <table:table-cell table:number-columns-repeated="4"/>
          <table:table-cell office:value-type="string" calcext:value-type="string">
            <text:p>ELEMENTAL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ICE_PENETRATION</text:p>
          </table:table-cell>
          <table:table-cell table:number-columns-repeated="4"/>
          <table:table-cell office:value-type="string" calcext:value-type="string">
            <text:p>ELEMENTAL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IR_PENETRATION</text:p>
          </table:table-cell>
          <table:table-cell table:number-columns-repeated="4"/>
          <table:table-cell office:value-type="string" calcext:value-type="string">
            <text:p>ELEMENTAL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TORM_PENETRATION</text:p>
          </table:table-cell>
          <table:table-cell table:number-columns-repeated="4"/>
          <table:table-cell office:value-type="string" calcext:value-type="string">
            <text:p>ELEMENTAL_PENETR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IVINE_PENETRATION</text:p>
          </table:table-cell>
          <table:table-cell table:number-columns-repeated="4"/>
          <table:table-cell office:value-type="string" calcext:value-type="string">
            <text:p>SPELL_PENETRATION_3</text:p>
          </table:table-cell>
          <table:table-cell/>
          <table:table-cell office:value-type="string" calcext:value-type="string">
            <text:p>ELEMENTAL_PENETRATION</text:p>
            <text:p>NATURE_PENETRATION</text:p>
            <text:p>ARCANE_PENET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LIGHT_PENETRATION</text:p>
          </table:table-cell>
          <table:table-cell table:number-columns-repeated="4"/>
          <table:table-cell office:value-type="string" calcext:value-type="string">
            <text:p>DIVINE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DARK_PENETRATION</text:p>
          </table:table-cell>
          <table:table-cell table:number-columns-repeated="4"/>
          <table:table-cell office:value-type="string" calcext:value-type="string">
            <text:p>DIVINE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HADOW_PENETRATION</text:p>
          </table:table-cell>
          <table:table-cell table:number-columns-repeated="4"/>
          <table:table-cell office:value-type="string" calcext:value-type="string">
            <text:p>DIVINE_PENETR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NATURE_PENETRATION</text:p>
          </table:table-cell>
          <table:table-cell table:number-columns-repeated="4"/>
          <table:table-cell office:value-type="string" calcext:value-type="string">
            <text:p>SPELL_PENETRATION_3</text:p>
          </table:table-cell>
          <table:table-cell/>
          <table:table-cell office:value-type="string" calcext:value-type="string">
            <text:p>DIVINE_PENETRATION</text:p>
            <text:p>ELEMENTAL_PENETRATION</text:p>
            <text:p>ARCANE_PENET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NIMAL_PENETRATION</text:p>
          </table:table-cell>
          <table:table-cell table:number-columns-repeated="4"/>
          <table:table-cell office:value-type="string" calcext:value-type="string">
            <text:p>NATURE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PLANT_PENETRATION</text:p>
          </table:table-cell>
          <table:table-cell table:number-columns-repeated="4"/>
          <table:table-cell office:value-type="string" calcext:value-type="string">
            <text:p>NATURE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ARTH_PENETRATION</text:p>
          </table:table-cell>
          <table:table-cell table:number-columns-repeated="4"/>
          <table:table-cell office:value-type="string" calcext:value-type="string">
            <text:p>NATURE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IRIT_PENETRATION</text:p>
          </table:table-cell>
          <table:table-cell table:number-columns-repeated="4"/>
          <table:table-cell office:value-type="string" calcext:value-type="string">
            <text:p>NATURE_PENETR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ARCANE_PENETRATION</text:p>
          </table:table-cell>
          <table:table-cell table:number-columns-repeated="4"/>
          <table:table-cell office:value-type="string" calcext:value-type="string">
            <text:p>SPELL_PENETRATION_3</text:p>
          </table:table-cell>
          <table:table-cell/>
          <table:table-cell office:value-type="string" calcext:value-type="string">
            <text:p>DIVINE_PENETRATION</text:p>
            <text:p>NATURE_PENETRATION</text:p>
            <text:p>ELEMENTAL_PENET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TIME_PENETRATION</text:p>
          </table:table-cell>
          <table:table-cell table:number-columns-repeated="4"/>
          <table:table-cell office:value-type="string" calcext:value-type="string">
            <text:p>ARCANE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SPACE_PENETRATION</text:p>
          </table:table-cell>
          <table:table-cell table:number-columns-repeated="4"/>
          <table:table-cell office:value-type="string" calcext:value-type="string">
            <text:p>ARCANE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FORCE_PENETRATION</text:p>
          </table:table-cell>
          <table:table-cell table:number-columns-repeated="4"/>
          <table:table-cell office:value-type="string" calcext:value-type="string">
            <text:p>ARCANE_PENET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AGICAL</text:p>
          </table:table-cell>
          <table:table-cell office:value-type="string" calcext:value-type="string">
            <text:p>ENERGY_PENETRATION</text:p>
          </table:table-cell>
          <table:table-cell table:number-columns-repeated="4"/>
          <table:table-cell office:value-type="string" calcext:value-type="string">
            <text:p>ARCANE_PENETRATION</text:p>
          </table:table-cell>
          <table:table-cell table:number-columns-repeated="5"/>
        </table:table-row>
      </table:table>
      <table:table table:name="Mixed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R Feat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F Fea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EST_MIXED</text:p>
          </table:table-cell>
          <table:table-cell table:number-columns-repeated="10"/>
        </table:table-row>
      </table:table>
      <table:table table:name="Item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R Feat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F Fea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EST_WEAP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EST_ARM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EST_MISC</text:p>
          </table:table-cell>
          <table:table-cell table:number-columns-repeated="10"/>
        </table:table-row>
      </table:table>
      <table:table table:name="Special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R Feat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F Fea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EST_SPECIAL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2:17:04.021660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26T12:24:25.816528444</dc:date>
    <dc:creator>Miles Engel</dc:creator>
    <meta:editing-duration>P5DT11H22M53S</meta:editing-duration>
    <meta:editing-cycles>19</meta:editing-cycles>
    <meta:generator>LibreOffice/4.3.7.2$Linux_X86_64 LibreOffice_project/430$Build-2</meta:generator>
    <meta:document-statistic meta:table-count="7" meta:cell-count="1717" meta:object-count="0"/>
  </office:meta>
</office:document-meta>
</file>